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8.169cm"/>
    </style:style>
    <style:style style:name="co5" style:family="table-column">
      <style:table-column-properties fo:break-before="auto" style:column-width="7.539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3.4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2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21cm" fo:break-before="auto" style:use-optimal-row-height="false"/>
    </style:style>
    <style:style style:name="ro6" style:family="table-row">
      <style:table-row-properties style:row-height="0.4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boolean-style style:name="N10099" number:language="es" number:country="ES">
      <number:boolean/>
    </number:boolean-style>
    <style:style style:name="ce1" style:family="table-cell" style:parent-style-name="Day">
      <style:map style:condition="is-true-formula(AND([.A1]&gt;0;NOT(AND([.A1]=TODAY();[Configuration.$D$16]));VLOOKUP(WEEKDAY([.A1]);[Configuration.$C$7:.$F$13];3)))" style:apply-style-name="Weekend" style:base-cell-address="Calendar.A1"/>
      <style:map style:condition="is-true-formula(AND([.A1]&gt;0;[Configuration.$D$16];VLOOKUP(WEEKDAY([.A1]);[Configuration.$C$7:.$F$13];3)))" style:apply-style-name="Weekend_20_Today" style:base-cell-address="Calendar.A1"/>
    </style:style>
    <style:style style:name="ce2" style:family="table-cell" style:parent-style-name="Day">
      <style:map style:condition="is-true-formula(AND([.A1]&gt;0;NOT(AND([.A1]=TODAY();[Configuration.$D$16]));VLOOKUP(WEEKDAY([.A1]);[Configuration.$C$7:.$F$13];3)))" style:apply-style-name="Weekend" style:base-cell-address="Calendar.A1"/>
      <style:map style:condition="is-true-formula(AND([.A1]&gt;0;[Configuration.$D$16];VLOOKUP(WEEKDAY([.A1]);[Configuration.$C$7:.$F$13];3)))" style:apply-style-name="Weekend_20_Today" style:base-cell-address="Calendar.A1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84"/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color="#ffffff"/>
    </style:style>
    <style:style style:name="ce8" style:family="table-cell" style:parent-style-name="Default">
      <style:text-properties fo:color="#ffffff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9" style:family="table-cell" style:parent-style-name="Default">
      <style:table-cell-properties style:cell-protect="protected" style:print-content="true"/>
    </style:style>
    <style:style style:name="ce10" style:family="table-cell" style:parent-style-name="Default">
      <style:table-cell-properties fo:border-bottom="none" style:cell-protect="protected" style:print-content="true" fo:border-left="0.06pt solid #000000" fo:border-right="none" fo:border-top="0.06pt solid #000000"/>
    </style:style>
    <style:style style:name="ce11" style:family="table-cell" style:parent-style-name="Default">
      <style:table-cell-properties fo:border-bottom="none" style:cell-protect="protected" style:print-content="true" fo:border-left="0.06pt solid #000000" fo:border-right="none" fo:border-top="none"/>
    </style:style>
    <style:style style:name="ce12" style:family="table-cell" style:parent-style-name="Default">
      <style:table-cell-properties fo:border-bottom="0.06pt solid #000000" style:cell-protect="protected" style:print-content="true" fo:border-left="0.06pt solid #000000" fo:border-right="none" fo:border-top="none"/>
    </style:style>
    <style:style style:name="ce13" style:family="table-cell" style:parent-style-name="Default">
      <style:table-cell-properties fo:border-bottom="none" style:cell-protect="protected" style:print-content="true" fo:border-left="none" fo:border-right="none" fo:border-top="0.06pt solid #000000"/>
    </style:style>
    <style:style style:name="ce14" style:family="table-cell" style:parent-style-name="Default">
      <style:table-cell-properties fo:border-bottom="0.06pt solid #000000" style:cell-protect="protected" style:print-content="true" fo:border-left="none" fo:border-right="none" fo:border-top="none"/>
    </style:style>
    <style:style style:name="ce15" style:family="table-cell" style:parent-style-name="Default">
      <style:table-cell-properties style:cell-protect="protected" style:print-content="true"/>
      <style:text-properties fo:color="#ffffff"/>
    </style:style>
    <style:style style:name="ce16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 fo:margin-left="0.353cm"/>
      <style:text-properties fo:color="#ffffff"/>
    </style:style>
    <style:style style:name="ce17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.353cm"/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ackground-color="#ffcc99" style:cell-protect="protected" style:print-content="true"/>
      <style:text-properties fo:color="#ffcc99"/>
    </style:style>
    <style:style style:name="ce19" style:family="table-cell" style:parent-style-name="Default">
      <style:table-cell-properties style:cell-protect="protected" style:print-content="true" fo:border="none"/>
    </style:style>
    <style:style style:name="ce20" style:family="table-cell" style:parent-style-name="Default" style:data-style-name="N99">
      <style:table-cell-properties fo:background-color="#ffcc99" style:cell-protect="protected" style:print-content="true"/>
      <style:text-properties fo:color="#ffcc99" style:font-name="Liberation Sans2"/>
    </style:style>
    <style:style style:name="ce21" style:family="table-cell" style:parent-style-name="Default" style:data-style-name="N10099">
      <style:table-cell-properties fo:background-color="#ffcc99" style:cell-protect="protected" style:print-content="true" style:text-align-source="fix" style:repeat-content="false"/>
      <style:paragraph-properties fo:text-align="center" fo:margin-left="0cm"/>
      <style:text-properties fo:color="#ffcc99" style:font-name="Liberation Sans2" style:font-name-asian="OpenSymbol" style:font-name-complex="OpenSymbol"/>
    </style:style>
    <style:style style:name="ce22" style:family="table-cell" style:parent-style-name="Default">
      <style:table-cell-properties fo:border-bottom="none" style:cell-protect="protected" style:print-content="true" fo:border-left="none" fo:border-right="0.06pt solid #000000" fo:border-top="0.06pt solid #000000"/>
    </style:style>
    <style:style style:name="ce23" style:family="table-cell" style:parent-style-name="Default">
      <style:table-cell-properties fo:border-bottom="none" style:cell-protect="protected" style:print-content="true" fo:border-left="none" fo:border-right="0.06pt solid #000000" fo:border-top="none"/>
    </style:style>
    <style:style style:name="ce24" style:family="table-cell" style:parent-style-name="Default">
      <style:table-cell-properties fo:border-bottom="0.06pt solid #000000" style:cell-protect="protected" style:print-content="true" fo:border-left="none" fo:border-right="0.06pt solid #000000" fo:border-top="none"/>
    </style:style>
    <style:style style:name="ce25" style:family="table-cell" style:parent-style-name="Default">
      <style:table-cell-properties fo:border-bottom="none" style:cell-protect="protected" style:print-content="true" fo:border-left="none" fo:border-right="0.06pt solid #000000" fo:border-top="none"/>
      <style:text-properties fo:color="#ffffff"/>
    </style:style>
    <style:style style:name="gr1" style:family="graphic">
      <style:graphic-properties fo:background-color="#ffcc99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table table:name="Calenda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ce1"/>
        <table:table-column table:style-name="co1" table:default-cell-style-name="Default"/>
        <table:table-column table:style-name="co2" table:number-columns-repeated="7" table:default-cell-style-name="ce1"/>
        <table:table-column table:style-name="co1" table:default-cell-style-name="Default"/>
        <table:table-column table:style-name="co2" table:number-columns-repeated="7" table:default-cell-style-name="ce1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8"/>
        </table:table-row>
        <table:table-row table:style-name="ro2">
          <table:table-cell/>
          <table:table-cell table:style-name="Title" office:value-type="string" calcext:value-type="string" table:number-columns-spanned="23" table:number-rows-spanned="1">
            <text:p><text:a xlink:href="relatorio://title" xlink:type="simple">title</text:a></text:p>
          </table:table-cell>
          <table:covered-table-cell table:number-columns-repeated="22" table:style-name="Title"/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8"/>
        </table:table-row>
        <table:table-row table:style-name="ro3">
          <table:table-cell/>
          <table:table-cell table:style-name="Heading" table:formula="of:=DATE(YEAR(TODAY());MONTH(TODAY());1)" office:value-type="date" office:date-value="2017-03-01" calcext:value-type="date" table:number-columns-spanned="7" table:number-rows-spanned="1">
            <text:p>marzo 2017</text:p>
          </table:table-cell>
          <table:covered-table-cell table:number-columns-repeated="6" table:style-name="Heading"/>
          <table:table-cell/>
          <table:table-cell table:style-name="Heading" table:formula="of:=DATE(YEAR([.B4]);MONTH([.B4])+ 1;1)" office:value-type="date" office:date-value="2017-04-01" calcext:value-type="date" table:number-columns-spanned="7" table:number-rows-spanned="1">
            <text:p>abril 2017</text:p>
          </table:table-cell>
          <table:covered-table-cell table:number-columns-repeated="6" table:style-name="Heading"/>
          <table:table-cell/>
          <table:table-cell table:style-name="Heading" table:formula="of:=DATE(YEAR([.B4]);MONTH([.B4])+ 2;1)" office:value-type="date" office:date-value="2017-05-01" calcext:value-type="date" table:number-columns-spanned="7" table:number-rows-spanned="1">
            <text:p>mayo 2017</text:p>
          </table:table-cell>
          <table:covered-table-cell table:number-columns-repeated="6" table:style-name="Heading"/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8"/>
        </table:table-row>
        <table:table-row table:style-name="ro4">
          <table:table-cell/>
          <table:table-cell table:style-name="Weekday" table:formula="of:=VLOOKUP([Configuration.$D$3];[Configuration.$D$7:.$F$13];3;0)" office:value-type="date" office:date-value="1900-01-01" calcext:value-type="date">
            <text:p>lun</text:p>
          </table:table-cell>
          <table:table-cell table:style-name="Weekday" table:formula="of:=[.B6]+ 1" office:value-type="date" office:date-value="1900-01-02" calcext:value-type="date">
            <text:p>mar</text:p>
          </table:table-cell>
          <table:table-cell table:style-name="Weekday" table:formula="of:=[.B6]+ 2" office:value-type="date" office:date-value="1900-01-03" calcext:value-type="date">
            <text:p>mié</text:p>
          </table:table-cell>
          <table:table-cell table:style-name="Weekday" table:formula="of:=[.B6]+ 3" office:value-type="date" office:date-value="1900-01-04" calcext:value-type="date">
            <text:p>jue</text:p>
          </table:table-cell>
          <table:table-cell table:style-name="Weekday" table:formula="of:=[.B6]+ 4" office:value-type="date" office:date-value="1900-01-05" calcext:value-type="date">
            <text:p>vie</text:p>
          </table:table-cell>
          <table:table-cell table:style-name="Weekday" table:formula="of:=[.B6]+ 5" office:value-type="date" office:date-value="1900-01-06" calcext:value-type="date">
            <text:p>sáb</text:p>
          </table:table-cell>
          <table:table-cell table:style-name="Weekday" table:formula="of:=[.B6]+ 6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6:.H6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6:.H6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 table:number-columns-repeated="8"/>
        </table:table-row>
        <table:table-row table:style-name="ro5">
          <table:table-cell/>
          <table:table-cell table:formula="of:=(WEEKDAY([.B4])=WEEKDAY([.B6]))*[.B4]" office:value-type="float" office:value="0" calcext:value-type="float">
            <text:p/>
          </table:table-cell>
          <table:table-cell table:formula="of:=(WEEKDAY([.B4])=WEEKDAY([.C6]))*[.B4]+([.B7]&gt;0)+[.B7]" office:value-type="float" office:value="0" calcext:value-type="float">
            <text:p/>
          </table:table-cell>
          <table:table-cell table:formula="of:=(WEEKDAY([.B4])=WEEKDAY([.D6]))*[.B4]+([.C7]&gt;0)+[.C7]" office:value-type="float" office:value="42795" calcext:value-type="float">
            <text:p>1</text:p>
          </table:table-cell>
          <table:table-cell table:formula="of:=(WEEKDAY([.B4])=WEEKDAY([.E6]))*[.B4]+([.D7]&gt;0)+[.D7]" office:value-type="float" office:value="42796" calcext:value-type="float">
            <text:p>2</text:p>
          </table:table-cell>
          <table:table-cell table:formula="of:=(WEEKDAY([.B4])=WEEKDAY([.F6]))*[.B4]+([.E7]&gt;0)+[.E7]" office:value-type="float" office:value="42797" calcext:value-type="float">
            <text:p>3</text:p>
          </table:table-cell>
          <table:table-cell table:formula="of:=(WEEKDAY([.B4])=WEEKDAY([.G6]))*[.B4]+([.F7]&gt;0)+[.F7]" office:value-type="float" office:value="42798" calcext:value-type="float">
            <text:p>4</text:p>
          </table:table-cell>
          <table:table-cell table:formula="of:=(WEEKDAY([.B4])=WEEKDAY([.H6]))*[.B4]+([.G7]&gt;0)+[.G7]" office:value-type="float" office:value="42799" calcext:value-type="float">
            <text:p>5</text:p>
          </table:table-cell>
          <table:table-cell/>
          <table:table-cell table:formula="of:=(WEEKDAY([.J4])=WEEKDAY([.J6]))*[.J4]" office:value-type="float" office:value="0" calcext:value-type="float">
            <text:p/>
          </table:table-cell>
          <table:table-cell table:formula="of:=(WEEKDAY([.J4])=WEEKDAY([.K6]))*[.J4]+([.J7]&gt;0)+[.J7]" office:value-type="float" office:value="0" calcext:value-type="float">
            <text:p/>
          </table:table-cell>
          <table:table-cell table:formula="of:=(WEEKDAY([.J4])=WEEKDAY([.L6]))*[.J4]+([.K7]&gt;0)+[.K7]" office:value-type="float" office:value="0" calcext:value-type="float">
            <text:p/>
          </table:table-cell>
          <table:table-cell table:formula="of:=(WEEKDAY([.J4])=WEEKDAY([.M6]))*[.J4]+([.L7]&gt;0)+[.L7]" office:value-type="float" office:value="0" calcext:value-type="float">
            <text:p/>
          </table:table-cell>
          <table:table-cell table:formula="of:=(WEEKDAY([.J4])=WEEKDAY([.N6]))*[.J4]+([.M7]&gt;0)+[.M7]" office:value-type="float" office:value="0" calcext:value-type="float">
            <text:p/>
          </table:table-cell>
          <table:table-cell table:formula="of:=(WEEKDAY([.J4])=WEEKDAY([.O6]))*[.J4]+([.N7]&gt;0)+[.N7]" office:value-type="float" office:value="42826" calcext:value-type="float">
            <text:p>1</text:p>
          </table:table-cell>
          <table:table-cell table:formula="of:=(WEEKDAY([.J4])=WEEKDAY([.P6]))*[.J4]+([.O7]&gt;0)+[.O7]" office:value-type="float" office:value="42827" calcext:value-type="float">
            <text:p>2</text:p>
          </table:table-cell>
          <table:table-cell/>
          <table:table-cell table:formula="of:=(WEEKDAY([.R4])=WEEKDAY([.R6]))*[.R4]" office:value-type="float" office:value="42856" calcext:value-type="float">
            <text:p>1</text:p>
          </table:table-cell>
          <table:table-cell table:formula="of:=(WEEKDAY([.R4])=WEEKDAY([.S6]))*[.R4]+([.R7]&gt;0)+[.R7]" office:value-type="float" office:value="42857" calcext:value-type="float">
            <text:p>2</text:p>
          </table:table-cell>
          <table:table-cell table:formula="of:=(WEEKDAY([.R4])=WEEKDAY([.T6]))*[.R4]+([.S7]&gt;0)+[.S7]" office:value-type="float" office:value="42858" calcext:value-type="float">
            <text:p>3</text:p>
          </table:table-cell>
          <table:table-cell table:formula="of:=(WEEKDAY([.R4])=WEEKDAY([.U6]))*[.R4]+([.T7]&gt;0)+[.T7]" office:value-type="float" office:value="42859" calcext:value-type="float">
            <text:p>4</text:p>
          </table:table-cell>
          <table:table-cell table:formula="of:=(WEEKDAY([.R4])=WEEKDAY([.V6]))*[.R4]+([.U7]&gt;0)+[.U7]" office:value-type="float" office:value="42860" calcext:value-type="float">
            <text:p>5</text:p>
          </table:table-cell>
          <table:table-cell table:formula="of:=(WEEKDAY([.R4])=WEEKDAY([.W6]))*[.R4]+([.V7]&gt;0)+[.V7]" office:value-type="float" office:value="42861" calcext:value-type="float">
            <text:p>6</text:p>
          </table:table-cell>
          <table:table-cell table:formula="of:=(WEEKDAY([.R4])=WEEKDAY([.X6]))*[.R4]+([.W7]&gt;0)+[.W7]" office:value-type="float" office:value="42862" calcext:value-type="float">
            <text:p>7</text:p>
          </table:table-cell>
          <table:table-cell table:number-columns-repeated="8"/>
        </table:table-row>
        <table:table-row table:style-name="ro5">
          <table:table-cell/>
          <table:table-cell table:style-name="ce2" table:formula="of:=+[.H7]+1" office:value-type="float" office:value="42800" calcext:value-type="float">
            <text:p>6</text:p>
          </table:table-cell>
          <table:table-cell table:style-name="ce2" table:formula="of:=+[.B8]+1" office:value-type="float" office:value="42801" calcext:value-type="float">
            <text:p>7</text:p>
          </table:table-cell>
          <table:table-cell table:style-name="ce2" table:formula="of:=+[.C8]+1" office:value-type="float" office:value="42802" calcext:value-type="float">
            <text:p>8</text:p>
          </table:table-cell>
          <table:table-cell table:style-name="ce2" table:formula="of:=+[.D8]+1" office:value-type="float" office:value="42803" calcext:value-type="float">
            <text:p>9</text:p>
          </table:table-cell>
          <table:table-cell table:style-name="ce2" table:formula="of:=+[.E8]+1" office:value-type="float" office:value="42804" calcext:value-type="float">
            <text:p>10</text:p>
          </table:table-cell>
          <table:table-cell table:style-name="ce2" table:formula="of:=+[.F8]+1" office:value-type="float" office:value="42805" calcext:value-type="float">
            <text:p>11</text:p>
          </table:table-cell>
          <table:table-cell table:style-name="ce2" table:formula="of:=+[.G8]+1" office:value-type="float" office:value="42806" calcext:value-type="float">
            <text:p>12</text:p>
          </table:table-cell>
          <table:table-cell/>
          <table:table-cell table:style-name="ce2" table:formula="of:=+[.P7]+1" office:value-type="float" office:value="42828" calcext:value-type="float">
            <text:p>3</text:p>
          </table:table-cell>
          <table:table-cell table:style-name="ce2" table:formula="of:=+[.J8]+1" office:value-type="float" office:value="42829" calcext:value-type="float">
            <text:p>4</text:p>
          </table:table-cell>
          <table:table-cell table:style-name="ce2" table:formula="of:=+[.K8]+1" office:value-type="float" office:value="42830" calcext:value-type="float">
            <text:p>5</text:p>
          </table:table-cell>
          <table:table-cell table:style-name="ce2" table:formula="of:=+[.L8]+1" office:value-type="float" office:value="42831" calcext:value-type="float">
            <text:p>6</text:p>
          </table:table-cell>
          <table:table-cell table:style-name="ce2" table:formula="of:=+[.M8]+1" office:value-type="float" office:value="42832" calcext:value-type="float">
            <text:p>7</text:p>
          </table:table-cell>
          <table:table-cell table:style-name="ce2" table:formula="of:=+[.N8]+1" office:value-type="float" office:value="42833" calcext:value-type="float">
            <text:p>8</text:p>
          </table:table-cell>
          <table:table-cell table:style-name="ce2" table:formula="of:=+[.O8]+1" office:value-type="float" office:value="42834" calcext:value-type="float">
            <text:p>9</text:p>
          </table:table-cell>
          <table:table-cell/>
          <table:table-cell table:style-name="ce2" table:formula="of:=+[.X7]+1" office:value-type="float" office:value="42863" calcext:value-type="float">
            <text:p>8</text:p>
          </table:table-cell>
          <table:table-cell table:style-name="ce2" table:formula="of:=+[.R8]+1" office:value-type="float" office:value="42864" calcext:value-type="float">
            <text:p>9</text:p>
          </table:table-cell>
          <table:table-cell table:style-name="ce2" table:formula="of:=+[.S8]+1" office:value-type="float" office:value="42865" calcext:value-type="float">
            <text:p>10</text:p>
          </table:table-cell>
          <table:table-cell table:style-name="ce2" table:formula="of:=+[.T8]+1" office:value-type="float" office:value="42866" calcext:value-type="float">
            <text:p>11</text:p>
          </table:table-cell>
          <table:table-cell table:style-name="ce2" table:formula="of:=+[.U8]+1" office:value-type="float" office:value="42867" calcext:value-type="float">
            <text:p>12</text:p>
          </table:table-cell>
          <table:table-cell table:style-name="ce2" table:formula="of:=+[.V8]+1" office:value-type="float" office:value="42868" calcext:value-type="float">
            <text:p>13</text:p>
          </table:table-cell>
          <table:table-cell table:style-name="ce2" table:formula="of:=+[.W8]+1" office:value-type="float" office:value="42869" calcext:value-type="float">
            <text:p>14</text:p>
          </table:table-cell>
          <table:table-cell table:number-columns-repeated="8"/>
        </table:table-row>
        <table:table-row table:style-name="ro5">
          <table:table-cell/>
          <table:table-cell table:style-name="ce2" table:formula="of:=+[.H8]+1" office:value-type="float" office:value="42807" calcext:value-type="float">
            <text:p>13</text:p>
          </table:table-cell>
          <table:table-cell table:style-name="ce2" table:formula="of:=+[.B9]+1" office:value-type="float" office:value="42808" calcext:value-type="float">
            <text:p>14</text:p>
          </table:table-cell>
          <table:table-cell table:style-name="ce2" table:formula="of:=+[.C9]+1" office:value-type="float" office:value="42809" calcext:value-type="float">
            <text:p>15</text:p>
          </table:table-cell>
          <table:table-cell table:style-name="ce2" table:formula="of:=+[.D9]+1" office:value-type="float" office:value="42810" calcext:value-type="float">
            <text:p>16</text:p>
          </table:table-cell>
          <table:table-cell table:style-name="ce2" table:formula="of:=+[.E9]+1" office:value-type="float" office:value="42811" calcext:value-type="float">
            <text:p>17</text:p>
          </table:table-cell>
          <table:table-cell table:style-name="ce2" table:formula="of:=+[.F9]+1" office:value-type="float" office:value="42812" calcext:value-type="float">
            <text:p>18</text:p>
          </table:table-cell>
          <table:table-cell table:style-name="ce2" table:formula="of:=+[.G9]+1" office:value-type="float" office:value="42813" calcext:value-type="float">
            <text:p>19</text:p>
          </table:table-cell>
          <table:table-cell/>
          <table:table-cell table:style-name="ce2" table:formula="of:=+[.P8]+1" office:value-type="float" office:value="42835" calcext:value-type="float">
            <text:p>10</text:p>
          </table:table-cell>
          <table:table-cell table:style-name="ce2" table:formula="of:=+[.J9]+1" office:value-type="float" office:value="42836" calcext:value-type="float">
            <text:p>11</text:p>
          </table:table-cell>
          <table:table-cell table:style-name="ce2" table:formula="of:=+[.K9]+1" office:value-type="float" office:value="42837" calcext:value-type="float">
            <text:p>12</text:p>
          </table:table-cell>
          <table:table-cell table:style-name="ce2" table:formula="of:=+[.L9]+1" office:value-type="float" office:value="42838" calcext:value-type="float">
            <text:p>13</text:p>
          </table:table-cell>
          <table:table-cell table:style-name="ce2" table:formula="of:=+[.M9]+1" office:value-type="float" office:value="42839" calcext:value-type="float">
            <text:p>14</text:p>
          </table:table-cell>
          <table:table-cell table:style-name="ce2" table:formula="of:=+[.N9]+1" office:value-type="float" office:value="42840" calcext:value-type="float">
            <text:p>15</text:p>
          </table:table-cell>
          <table:table-cell table:style-name="ce2" table:formula="of:=+[.O9]+1" office:value-type="float" office:value="42841" calcext:value-type="float">
            <text:p>16</text:p>
          </table:table-cell>
          <table:table-cell/>
          <table:table-cell table:style-name="ce2" table:formula="of:=+[.X8]+1" office:value-type="float" office:value="42870" calcext:value-type="float">
            <text:p>15</text:p>
          </table:table-cell>
          <table:table-cell table:style-name="ce2" table:formula="of:=+[.R9]+1" office:value-type="float" office:value="42871" calcext:value-type="float">
            <text:p>16</text:p>
          </table:table-cell>
          <table:table-cell table:style-name="ce2" table:formula="of:=+[.S9]+1" office:value-type="float" office:value="42872" calcext:value-type="float">
            <text:p>17</text:p>
          </table:table-cell>
          <table:table-cell table:style-name="ce2" table:formula="of:=+[.T9]+1" office:value-type="float" office:value="42873" calcext:value-type="float">
            <text:p>18</text:p>
          </table:table-cell>
          <table:table-cell table:style-name="ce2" table:formula="of:=+[.U9]+1" office:value-type="float" office:value="42874" calcext:value-type="float">
            <text:p>19</text:p>
          </table:table-cell>
          <table:table-cell table:style-name="ce2" table:formula="of:=+[.V9]+1" office:value-type="float" office:value="42875" calcext:value-type="float">
            <text:p>20</text:p>
          </table:table-cell>
          <table:table-cell table:style-name="ce2" table:formula="of:=+[.W9]+1" office:value-type="float" office:value="42876" calcext:value-type="float">
            <text:p>21</text:p>
          </table:table-cell>
          <table:table-cell table:number-columns-repeated="8"/>
        </table:table-row>
        <table:table-row table:style-name="ro5">
          <table:table-cell/>
          <table:table-cell table:style-name="ce2" table:formula="of:=+[.H9]+1" office:value-type="float" office:value="42814" calcext:value-type="float">
            <text:p>20</text:p>
          </table:table-cell>
          <table:table-cell table:style-name="ce2" table:formula="of:=+[.B10]+1" office:value-type="float" office:value="42815" calcext:value-type="float">
            <text:p>21</text:p>
          </table:table-cell>
          <table:table-cell table:style-name="ce2" table:formula="of:=+[.C10]+1" office:value-type="float" office:value="42816" calcext:value-type="float">
            <text:p>22</text:p>
          </table:table-cell>
          <table:table-cell table:style-name="ce2" table:formula="of:=+[.D10]+1" office:value-type="float" office:value="42817" calcext:value-type="float">
            <text:p>23</text:p>
          </table:table-cell>
          <table:table-cell table:style-name="ce2" table:formula="of:=+[.E10]+1" office:value-type="float" office:value="42818" calcext:value-type="float">
            <text:p>24</text:p>
          </table:table-cell>
          <table:table-cell table:style-name="ce2" table:formula="of:=+[.F10]+1" office:value-type="float" office:value="42819" calcext:value-type="float">
            <text:p>25</text:p>
          </table:table-cell>
          <table:table-cell table:style-name="ce2" table:formula="of:=+[.G10]+1" office:value-type="float" office:value="42820" calcext:value-type="float">
            <text:p>26</text:p>
          </table:table-cell>
          <table:table-cell/>
          <table:table-cell table:style-name="ce2" table:formula="of:=+[.P9]+1" office:value-type="float" office:value="42842" calcext:value-type="float">
            <text:p>17</text:p>
          </table:table-cell>
          <table:table-cell table:style-name="ce2" table:formula="of:=+[.J10]+1" office:value-type="float" office:value="42843" calcext:value-type="float">
            <text:p>18</text:p>
          </table:table-cell>
          <table:table-cell table:style-name="ce2" table:formula="of:=+[.K10]+1" office:value-type="float" office:value="42844" calcext:value-type="float">
            <text:p>19</text:p>
          </table:table-cell>
          <table:table-cell table:style-name="ce2" table:formula="of:=+[.L10]+1" office:value-type="float" office:value="42845" calcext:value-type="float">
            <text:p>20</text:p>
          </table:table-cell>
          <table:table-cell table:style-name="ce2" table:formula="of:=+[.M10]+1" office:value-type="float" office:value="42846" calcext:value-type="float">
            <text:p>21</text:p>
          </table:table-cell>
          <table:table-cell table:style-name="ce2" table:formula="of:=+[.N10]+1" office:value-type="float" office:value="42847" calcext:value-type="float">
            <text:p>22</text:p>
          </table:table-cell>
          <table:table-cell table:style-name="ce2" table:formula="of:=+[.O10]+1" office:value-type="float" office:value="42848" calcext:value-type="float">
            <text:p>23</text:p>
          </table:table-cell>
          <table:table-cell/>
          <table:table-cell table:style-name="ce2" table:formula="of:=+[.X9]+1" office:value-type="float" office:value="42877" calcext:value-type="float">
            <text:p>22</text:p>
          </table:table-cell>
          <table:table-cell table:style-name="ce2" table:formula="of:=+[.R10]+1" office:value-type="float" office:value="42878" calcext:value-type="float">
            <text:p>23</text:p>
          </table:table-cell>
          <table:table-cell table:style-name="ce2" table:formula="of:=+[.S10]+1" office:value-type="float" office:value="42879" calcext:value-type="float">
            <text:p>24</text:p>
          </table:table-cell>
          <table:table-cell table:style-name="ce2" table:formula="of:=+[.T10]+1" office:value-type="float" office:value="42880" calcext:value-type="float">
            <text:p>25</text:p>
          </table:table-cell>
          <table:table-cell table:style-name="ce2" table:formula="of:=+[.U10]+1" office:value-type="float" office:value="42881" calcext:value-type="float">
            <text:p>26</text:p>
          </table:table-cell>
          <table:table-cell table:style-name="ce2" table:formula="of:=+[.V10]+1" office:value-type="float" office:value="42882" calcext:value-type="float">
            <text:p>27</text:p>
          </table:table-cell>
          <table:table-cell table:style-name="ce2" table:formula="of:=+[.W10]+1" office:value-type="float" office:value="42883" calcext:value-type="float">
            <text:p>28</text:p>
          </table:table-cell>
          <table:table-cell table:number-columns-repeated="8"/>
        </table:table-row>
        <table:table-row table:style-name="ro5">
          <table:table-cell/>
          <table:table-cell table:formula="of:=(AND([.H10];MONTH([.H10]+1)=MONTH([.B4])))*([.H10]+1)" office:value-type="float" office:value="42821" calcext:value-type="float">
            <text:p>27</text:p>
          </table:table-cell>
          <table:table-cell table:formula="of:=(AND([.B11];MONTH([.B11]+1)=MONTH([.B4])))*([.B11]+1)" office:value-type="float" office:value="42822" calcext:value-type="float">
            <text:p>28</text:p>
          </table:table-cell>
          <table:table-cell table:formula="of:=(AND([.C11];MONTH([.C11]+1)=MONTH([.B4])))*([.C11]+1)" office:value-type="float" office:value="42823" calcext:value-type="float">
            <text:p>29</text:p>
          </table:table-cell>
          <table:table-cell table:formula="of:=(AND([.D11];MONTH([.D11]+1)=MONTH([.B4])))*([.D11]+1)" office:value-type="float" office:value="42824" calcext:value-type="float">
            <text:p>30</text:p>
          </table:table-cell>
          <table:table-cell table:formula="of:=(AND([.E11];MONTH([.E11]+1)=MONTH([.B4])))*([.E11]+1)" office:value-type="float" office:value="42825" calcext:value-type="float">
            <text:p>31</text:p>
          </table:table-cell>
          <table:table-cell table:formula="of:=(AND([.F11];MONTH([.F11]+1)=MONTH([.B4])))*([.F11]+1)" office:value-type="float" office:value="0" calcext:value-type="float">
            <text:p/>
          </table:table-cell>
          <table:table-cell table:formula="of:=(AND([.G11];MONTH([.G11]+1)=MONTH([.B4])))*([.G11]+1)" office:value-type="float" office:value="0" calcext:value-type="float">
            <text:p/>
          </table:table-cell>
          <table:table-cell/>
          <table:table-cell table:formula="of:=(AND([.P10];MONTH([.P10]+1)=MONTH([.J4])))*([.P10]+1)" office:value-type="float" office:value="42849" calcext:value-type="float">
            <text:p>24</text:p>
          </table:table-cell>
          <table:table-cell table:formula="of:=(AND([.J11];MONTH([.J11]+1)=MONTH([.J4])))*([.J11]+1)" office:value-type="float" office:value="42850" calcext:value-type="float">
            <text:p>25</text:p>
          </table:table-cell>
          <table:table-cell table:formula="of:=(AND([.K11];MONTH([.K11]+1)=MONTH([.J4])))*([.K11]+1)" office:value-type="float" office:value="42851" calcext:value-type="float">
            <text:p>26</text:p>
          </table:table-cell>
          <table:table-cell table:formula="of:=(AND([.L11];MONTH([.L11]+1)=MONTH([.J4])))*([.L11]+1)" office:value-type="float" office:value="42852" calcext:value-type="float">
            <text:p>27</text:p>
          </table:table-cell>
          <table:table-cell table:formula="of:=(AND([.M11];MONTH([.M11]+1)=MONTH([.J4])))*([.M11]+1)" office:value-type="float" office:value="42853" calcext:value-type="float">
            <text:p>28</text:p>
          </table:table-cell>
          <table:table-cell table:formula="of:=(AND([.N11];MONTH([.N11]+1)=MONTH([.J4])))*([.N11]+1)" office:value-type="float" office:value="42854" calcext:value-type="float">
            <text:p>29</text:p>
          </table:table-cell>
          <table:table-cell table:formula="of:=(AND([.O11];MONTH([.O11]+1)=MONTH([.J4])))*([.O11]+1)" office:value-type="float" office:value="42855" calcext:value-type="float">
            <text:p>30</text:p>
          </table:table-cell>
          <table:table-cell/>
          <table:table-cell table:formula="of:=(AND([.X10];MONTH([.X10]+1)=MONTH([.R4])))*([.X10]+1)" office:value-type="float" office:value="42884" calcext:value-type="float">
            <text:p>29</text:p>
          </table:table-cell>
          <table:table-cell table:formula="of:=(AND([.R11];MONTH([.R11]+1)=MONTH([.R4])))*([.R11]+1)" office:value-type="float" office:value="42885" calcext:value-type="float">
            <text:p>30</text:p>
          </table:table-cell>
          <table:table-cell table:formula="of:=(AND([.S11];MONTH([.S11]+1)=MONTH([.R4])))*([.S11]+1)" office:value-type="float" office:value="42886" calcext:value-type="float">
            <text:p>31</text:p>
          </table:table-cell>
          <table:table-cell table:formula="of:=(AND([.T11];MONTH([.T11]+1)=MONTH([.R4])))*([.T11]+1)" office:value-type="float" office:value="0" calcext:value-type="float">
            <text:p/>
          </table:table-cell>
          <table:table-cell table:formula="of:=(AND([.U11];MONTH([.U11]+1)=MONTH([.R4])))*([.U11]+1)" office:value-type="float" office:value="0" calcext:value-type="float">
            <text:p/>
          </table:table-cell>
          <table:table-cell table:formula="of:=(AND([.V11];MONTH([.V11]+1)=MONTH([.R4])))*([.V11]+1)" office:value-type="float" office:value="0" calcext:value-type="float">
            <text:p/>
          </table:table-cell>
          <table:table-cell table:formula="of:=(AND([.W11];MONTH([.W11]+1)=MONTH([.R4])))*([.W11]+1)" office:value-type="float" office:value="0" calcext:value-type="float">
            <text:p/>
          </table:table-cell>
          <table:table-cell table:number-columns-repeated="8"/>
        </table:table-row>
        <table:table-row table:style-name="ro5">
          <table:table-cell/>
          <table:table-cell table:formula="of:=(AND([.H11];MONTH([.H11]+1)=MONTH([.B4])))*([.H11]+1)" office:value-type="float" office:value="0" calcext:value-type="float">
            <text:p/>
          </table:table-cell>
          <table:table-cell table:formula="of:=(AND([.B12];MONTH([.B12]+1)=MONTH([.B4])))*([.B12]+1)" office:value-type="float" office:value="0" calcext:value-type="float">
            <text:p/>
          </table:table-cell>
          <table:table-cell table:formula="of:=(AND([.C12];MONTH([.C12]+1)=MONTH([.B4])))*([.C12]+1)" office:value-type="float" office:value="0" calcext:value-type="float">
            <text:p/>
          </table:table-cell>
          <table:table-cell table:formula="of:=(AND([.D12];MONTH([.D12]+1)=MONTH([.B4])))*([.D12]+1)" office:value-type="float" office:value="0" calcext:value-type="float">
            <text:p/>
          </table:table-cell>
          <table:table-cell table:formula="of:=(AND([.E12];MONTH([.E12]+1)=MONTH([.B4])))*([.E12]+1)" office:value-type="float" office:value="0" calcext:value-type="float">
            <text:p/>
          </table:table-cell>
          <table:table-cell table:formula="of:=(AND([.F12];MONTH([.F12]+1)=MONTH([.B4])))*([.F12]+1)" office:value-type="float" office:value="0" calcext:value-type="float">
            <text:p/>
          </table:table-cell>
          <table:table-cell table:formula="of:=(AND([.G12];MONTH([.G12]+1)=MONTH([.B4])))*([.G12]+1)" office:value-type="float" office:value="0" calcext:value-type="float">
            <text:p/>
          </table:table-cell>
          <table:table-cell/>
          <table:table-cell table:formula="of:=(AND([.P11];MONTH([.P11]+1)=MONTH([.J4])))*([.P11]+1)" office:value-type="float" office:value="0" calcext:value-type="float">
            <text:p/>
          </table:table-cell>
          <table:table-cell table:formula="of:=(AND([.J12];MONTH([.J12]+1)=MONTH([.J4])))*([.J12]+1)" office:value-type="float" office:value="0" calcext:value-type="float">
            <text:p/>
          </table:table-cell>
          <table:table-cell table:formula="of:=(AND([.K12];MONTH([.K12]+1)=MONTH([.J4])))*([.K12]+1)" office:value-type="float" office:value="0" calcext:value-type="float">
            <text:p/>
          </table:table-cell>
          <table:table-cell table:formula="of:=(AND([.L12];MONTH([.L12]+1)=MONTH([.J4])))*([.L12]+1)" office:value-type="float" office:value="0" calcext:value-type="float">
            <text:p/>
          </table:table-cell>
          <table:table-cell table:formula="of:=(AND([.M12];MONTH([.M12]+1)=MONTH([.J4])))*([.M12]+1)" office:value-type="float" office:value="0" calcext:value-type="float">
            <text:p/>
          </table:table-cell>
          <table:table-cell table:formula="of:=(AND([.N12];MONTH([.N12]+1)=MONTH([.J4])))*([.N12]+1)" office:value-type="float" office:value="0" calcext:value-type="float">
            <text:p/>
          </table:table-cell>
          <table:table-cell table:formula="of:=(AND([.O12];MONTH([.O12]+1)=MONTH([.J4])))*([.O12]+1)" office:value-type="float" office:value="0" calcext:value-type="float">
            <text:p/>
          </table:table-cell>
          <table:table-cell/>
          <table:table-cell table:formula="of:=(AND([.X11];MONTH([.X11]+1)=MONTH([.R4])))*([.X11]+1)" office:value-type="float" office:value="0" calcext:value-type="float">
            <text:p/>
          </table:table-cell>
          <table:table-cell table:formula="of:=(AND([.R12];MONTH([.R12]+1)=MONTH([.R4])))*([.R12]+1)" office:value-type="float" office:value="0" calcext:value-type="float">
            <text:p/>
          </table:table-cell>
          <table:table-cell table:formula="of:=(AND([.S12];MONTH([.S12]+1)=MONTH([.R4])))*([.S12]+1)" office:value-type="float" office:value="0" calcext:value-type="float">
            <text:p/>
          </table:table-cell>
          <table:table-cell table:formula="of:=(AND([.T12];MONTH([.T12]+1)=MONTH([.R4])))*([.T12]+1)" office:value-type="float" office:value="0" calcext:value-type="float">
            <text:p/>
          </table:table-cell>
          <table:table-cell table:formula="of:=(AND([.U12];MONTH([.U12]+1)=MONTH([.R4])))*([.U12]+1)" office:value-type="float" office:value="0" calcext:value-type="float">
            <text:p/>
          </table:table-cell>
          <table:table-cell table:formula="of:=(AND([.V12];MONTH([.V12]+1)=MONTH([.R4])))*([.V12]+1)" office:value-type="float" office:value="0" calcext:value-type="float">
            <text:p/>
          </table:table-cell>
          <table:table-cell table:formula="of:=(AND([.W12];MONTH([.W12]+1)=MONTH([.R4])))*([.W12]+1)" office:value-type="float" office:value="0" calcext:value-type="float">
            <text:p/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8"/>
        </table:table-row>
        <table:table-row table:style-name="ro3">
          <table:table-cell/>
          <table:table-cell table:style-name="Heading" table:formula="of:=DATE(YEAR([.B4]);MONTH([.B4])+ 3;1)" office:value-type="date" office:date-value="2017-06-01" calcext:value-type="date" table:number-columns-spanned="7" table:number-rows-spanned="1">
            <text:p>junio 2017</text:p>
          </table:table-cell>
          <table:covered-table-cell table:number-columns-repeated="6" table:style-name="Heading"/>
          <table:table-cell/>
          <table:table-cell table:style-name="Heading" table:formula="of:=DATE(YEAR([.B4]);MONTH([.B4])+ 4;1)" office:value-type="date" office:date-value="2017-07-01" calcext:value-type="date" table:number-columns-spanned="7" table:number-rows-spanned="1">
            <text:p>julio 2017</text:p>
          </table:table-cell>
          <table:covered-table-cell table:number-columns-repeated="6" table:style-name="Heading"/>
          <table:table-cell/>
          <table:table-cell table:style-name="Heading" table:formula="of:=DATE(YEAR([.B4]);MONTH([.B4])+ 5;1)" office:value-type="date" office:date-value="2017-08-01" calcext:value-type="date" table:number-columns-spanned="7" table:number-rows-spanned="1">
            <text:p>agosto 2017</text:p>
          </table:table-cell>
          <table:covered-table-cell table:number-columns-repeated="6" table:style-name="Heading"/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8"/>
        </table:table-row>
        <table:table-row table:style-name="ro4">
          <table:table-cell/>
          <table:table-cell table:style-name="Weekday" table:number-matrix-columns-spanned="7" table:number-matrix-rows-spanned="1" table:formula="of:=[.B6:.H6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6:.H6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6:.H6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 table:number-columns-repeated="8"/>
        </table:table-row>
        <table:table-row table:style-name="ro5">
          <table:table-cell/>
          <table:table-cell table:formula="of:=(WEEKDAY([.B14])=WEEKDAY([.B16]))*[.B14]" office:value-type="float" office:value="0" calcext:value-type="float">
            <text:p/>
          </table:table-cell>
          <table:table-cell table:formula="of:=(WEEKDAY([.B14])=WEEKDAY([.C16]))*[.B14]+([.B17]&gt;0)+[.B17]" office:value-type="float" office:value="0" calcext:value-type="float">
            <text:p/>
          </table:table-cell>
          <table:table-cell table:formula="of:=(WEEKDAY([.B14])=WEEKDAY([.D16]))*[.B14]+([.C17]&gt;0)+[.C17]" office:value-type="float" office:value="0" calcext:value-type="float">
            <text:p/>
          </table:table-cell>
          <table:table-cell table:formula="of:=(WEEKDAY([.B14])=WEEKDAY([.E16]))*[.B14]+([.D17]&gt;0)+[.D17]" office:value-type="float" office:value="42887" calcext:value-type="float">
            <text:p>1</text:p>
          </table:table-cell>
          <table:table-cell table:formula="of:=(WEEKDAY([.B14])=WEEKDAY([.F16]))*[.B14]+([.E17]&gt;0)+[.E17]" office:value-type="float" office:value="42888" calcext:value-type="float">
            <text:p>2</text:p>
          </table:table-cell>
          <table:table-cell table:formula="of:=(WEEKDAY([.B14])=WEEKDAY([.G16]))*[.B14]+([.F17]&gt;0)+[.F17]" office:value-type="float" office:value="42889" calcext:value-type="float">
            <text:p>3</text:p>
          </table:table-cell>
          <table:table-cell table:formula="of:=(WEEKDAY([.B14])=WEEKDAY([.H16]))*[.B14]+([.G17]&gt;0)+[.G17]" office:value-type="float" office:value="42890" calcext:value-type="float">
            <text:p>4</text:p>
          </table:table-cell>
          <table:table-cell/>
          <table:table-cell table:formula="of:=(WEEKDAY([.J14])=WEEKDAY([.J16]))*[.J14]" office:value-type="float" office:value="0" calcext:value-type="float">
            <text:p/>
          </table:table-cell>
          <table:table-cell table:formula="of:=(WEEKDAY([.J14])=WEEKDAY([.K16]))*[.J14]+([.J17]&gt;0)+[.J17]" office:value-type="float" office:value="0" calcext:value-type="float">
            <text:p/>
          </table:table-cell>
          <table:table-cell table:formula="of:=(WEEKDAY([.J14])=WEEKDAY([.L16]))*[.J14]+([.K17]&gt;0)+[.K17]" office:value-type="float" office:value="0" calcext:value-type="float">
            <text:p/>
          </table:table-cell>
          <table:table-cell table:formula="of:=(WEEKDAY([.J14])=WEEKDAY([.M16]))*[.J14]+([.L17]&gt;0)+[.L17]" office:value-type="float" office:value="0" calcext:value-type="float">
            <text:p/>
          </table:table-cell>
          <table:table-cell table:formula="of:=(WEEKDAY([.J14])=WEEKDAY([.N16]))*[.J14]+([.M17]&gt;0)+[.M17]" office:value-type="float" office:value="0" calcext:value-type="float">
            <text:p/>
          </table:table-cell>
          <table:table-cell table:formula="of:=(WEEKDAY([.J14])=WEEKDAY([.O16]))*[.J14]+([.N17]&gt;0)+[.N17]" office:value-type="float" office:value="42917" calcext:value-type="float">
            <text:p>1</text:p>
          </table:table-cell>
          <table:table-cell table:formula="of:=(WEEKDAY([.J14])=WEEKDAY([.P16]))*[.J14]+([.O17]&gt;0)+[.O17]" office:value-type="float" office:value="42918" calcext:value-type="float">
            <text:p>2</text:p>
          </table:table-cell>
          <table:table-cell/>
          <table:table-cell table:formula="of:=(WEEKDAY([.R14])=WEEKDAY([.R16]))*[.R14]" office:value-type="float" office:value="0" calcext:value-type="float">
            <text:p/>
          </table:table-cell>
          <table:table-cell table:formula="of:=(WEEKDAY([.R14])=WEEKDAY([.S16]))*[.R14]+([.R17]&gt;0)+[.R17]" office:value-type="float" office:value="42948" calcext:value-type="float">
            <text:p>1</text:p>
          </table:table-cell>
          <table:table-cell table:formula="of:=(WEEKDAY([.R14])=WEEKDAY([.T16]))*[.R14]+([.S17]&gt;0)+[.S17]" office:value-type="float" office:value="42949" calcext:value-type="float">
            <text:p>2</text:p>
          </table:table-cell>
          <table:table-cell table:formula="of:=(WEEKDAY([.R14])=WEEKDAY([.U16]))*[.R14]+([.T17]&gt;0)+[.T17]" office:value-type="float" office:value="42950" calcext:value-type="float">
            <text:p>3</text:p>
          </table:table-cell>
          <table:table-cell table:formula="of:=(WEEKDAY([.R14])=WEEKDAY([.V16]))*[.R14]+([.U17]&gt;0)+[.U17]" office:value-type="float" office:value="42951" calcext:value-type="float">
            <text:p>4</text:p>
          </table:table-cell>
          <table:table-cell table:formula="of:=(WEEKDAY([.R14])=WEEKDAY([.W16]))*[.R14]+([.V17]&gt;0)+[.V17]" office:value-type="float" office:value="42952" calcext:value-type="float">
            <text:p>5</text:p>
          </table:table-cell>
          <table:table-cell table:formula="of:=(WEEKDAY([.R14])=WEEKDAY([.X16]))*[.R14]+([.W17]&gt;0)+[.W17]" office:value-type="float" office:value="42953" calcext:value-type="float">
            <text:p>6</text:p>
          </table:table-cell>
          <table:table-cell table:number-columns-repeated="8"/>
        </table:table-row>
        <table:table-row table:style-name="ro5">
          <table:table-cell/>
          <table:table-cell table:style-name="ce2" table:formula="of:=+[.H17]+1" office:value-type="float" office:value="42891" calcext:value-type="float">
            <text:p>5</text:p>
          </table:table-cell>
          <table:table-cell table:style-name="ce2" table:formula="of:=+[.B18]+1" office:value-type="float" office:value="42892" calcext:value-type="float">
            <text:p>6</text:p>
          </table:table-cell>
          <table:table-cell table:style-name="ce2" table:formula="of:=+[.C18]+1" office:value-type="float" office:value="42893" calcext:value-type="float">
            <text:p>7</text:p>
          </table:table-cell>
          <table:table-cell table:style-name="ce2" table:formula="of:=+[.D18]+1" office:value-type="float" office:value="42894" calcext:value-type="float">
            <text:p>8</text:p>
          </table:table-cell>
          <table:table-cell table:style-name="ce2" table:formula="of:=+[.E18]+1" office:value-type="float" office:value="42895" calcext:value-type="float">
            <text:p>9</text:p>
          </table:table-cell>
          <table:table-cell table:style-name="ce2" table:formula="of:=+[.F18]+1" office:value-type="float" office:value="42896" calcext:value-type="float">
            <text:p>10</text:p>
          </table:table-cell>
          <table:table-cell table:style-name="ce2" table:formula="of:=+[.G18]+1" office:value-type="float" office:value="42897" calcext:value-type="float">
            <text:p>11</text:p>
          </table:table-cell>
          <table:table-cell/>
          <table:table-cell table:style-name="ce2" table:formula="of:=+[.P17]+1" office:value-type="float" office:value="42919" calcext:value-type="float">
            <text:p>3</text:p>
          </table:table-cell>
          <table:table-cell table:style-name="ce2" table:formula="of:=+[.J18]+1" office:value-type="float" office:value="42920" calcext:value-type="float">
            <text:p>4</text:p>
          </table:table-cell>
          <table:table-cell table:style-name="ce2" table:formula="of:=+[.K18]+1" office:value-type="float" office:value="42921" calcext:value-type="float">
            <text:p>5</text:p>
          </table:table-cell>
          <table:table-cell table:style-name="ce2" table:formula="of:=+[.L18]+1" office:value-type="float" office:value="42922" calcext:value-type="float">
            <text:p>6</text:p>
          </table:table-cell>
          <table:table-cell table:style-name="ce2" table:formula="of:=+[.M18]+1" office:value-type="float" office:value="42923" calcext:value-type="float">
            <text:p>7</text:p>
          </table:table-cell>
          <table:table-cell table:style-name="ce2" table:formula="of:=+[.N18]+1" office:value-type="float" office:value="42924" calcext:value-type="float">
            <text:p>8</text:p>
          </table:table-cell>
          <table:table-cell table:style-name="ce2" table:formula="of:=+[.O18]+1" office:value-type="float" office:value="42925" calcext:value-type="float">
            <text:p>9</text:p>
          </table:table-cell>
          <table:table-cell/>
          <table:table-cell table:style-name="ce2" table:formula="of:=+[.X17]+1" office:value-type="float" office:value="42954" calcext:value-type="float">
            <text:p>7</text:p>
          </table:table-cell>
          <table:table-cell table:style-name="ce2" table:formula="of:=+[.R18]+1" office:value-type="float" office:value="42955" calcext:value-type="float">
            <text:p>8</text:p>
          </table:table-cell>
          <table:table-cell table:style-name="ce2" table:formula="of:=+[.S18]+1" office:value-type="float" office:value="42956" calcext:value-type="float">
            <text:p>9</text:p>
          </table:table-cell>
          <table:table-cell table:style-name="ce2" table:formula="of:=+[.T18]+1" office:value-type="float" office:value="42957" calcext:value-type="float">
            <text:p>10</text:p>
          </table:table-cell>
          <table:table-cell table:style-name="ce2" table:formula="of:=+[.U18]+1" office:value-type="float" office:value="42958" calcext:value-type="float">
            <text:p>11</text:p>
          </table:table-cell>
          <table:table-cell table:style-name="ce2" table:formula="of:=+[.V18]+1" office:value-type="float" office:value="42959" calcext:value-type="float">
            <text:p>12</text:p>
          </table:table-cell>
          <table:table-cell table:style-name="ce2" table:formula="of:=+[.W18]+1" office:value-type="float" office:value="42960" calcext:value-type="float">
            <text:p>13</text:p>
          </table:table-cell>
          <table:table-cell table:number-columns-repeated="8"/>
        </table:table-row>
        <table:table-row table:style-name="ro5">
          <table:table-cell/>
          <table:table-cell table:style-name="ce2" table:formula="of:=+[.H18]+1" office:value-type="float" office:value="42898" calcext:value-type="float">
            <text:p>12</text:p>
          </table:table-cell>
          <table:table-cell table:style-name="ce2" table:formula="of:=+[.B19]+1" office:value-type="float" office:value="42899" calcext:value-type="float">
            <text:p>13</text:p>
          </table:table-cell>
          <table:table-cell table:style-name="ce2" table:formula="of:=+[.C19]+1" office:value-type="float" office:value="42900" calcext:value-type="float">
            <text:p>14</text:p>
          </table:table-cell>
          <table:table-cell table:style-name="ce2" table:formula="of:=+[.D19]+1" office:value-type="float" office:value="42901" calcext:value-type="float">
            <text:p>15</text:p>
          </table:table-cell>
          <table:table-cell table:style-name="ce2" table:formula="of:=+[.E19]+1" office:value-type="float" office:value="42902" calcext:value-type="float">
            <text:p>16</text:p>
          </table:table-cell>
          <table:table-cell table:style-name="ce2" table:formula="of:=+[.F19]+1" office:value-type="float" office:value="42903" calcext:value-type="float">
            <text:p>17</text:p>
          </table:table-cell>
          <table:table-cell table:style-name="ce2" table:formula="of:=+[.G19]+1" office:value-type="float" office:value="42904" calcext:value-type="float">
            <text:p>18</text:p>
          </table:table-cell>
          <table:table-cell/>
          <table:table-cell table:style-name="ce2" table:formula="of:=+[.P18]+1" office:value-type="float" office:value="42926" calcext:value-type="float">
            <text:p>10</text:p>
          </table:table-cell>
          <table:table-cell table:style-name="ce2" table:formula="of:=+[.J19]+1" office:value-type="float" office:value="42927" calcext:value-type="float">
            <text:p>11</text:p>
          </table:table-cell>
          <table:table-cell table:style-name="ce2" table:formula="of:=+[.K19]+1" office:value-type="float" office:value="42928" calcext:value-type="float">
            <text:p>12</text:p>
          </table:table-cell>
          <table:table-cell table:style-name="ce2" table:formula="of:=+[.L19]+1" office:value-type="float" office:value="42929" calcext:value-type="float">
            <text:p>13</text:p>
          </table:table-cell>
          <table:table-cell table:style-name="ce2" table:formula="of:=+[.M19]+1" office:value-type="float" office:value="42930" calcext:value-type="float">
            <text:p>14</text:p>
          </table:table-cell>
          <table:table-cell table:style-name="ce2" table:formula="of:=+[.N19]+1" office:value-type="float" office:value="42931" calcext:value-type="float">
            <text:p>15</text:p>
          </table:table-cell>
          <table:table-cell table:style-name="ce2" table:formula="of:=+[.O19]+1" office:value-type="float" office:value="42932" calcext:value-type="float">
            <text:p>16</text:p>
          </table:table-cell>
          <table:table-cell/>
          <table:table-cell table:style-name="ce2" table:formula="of:=+[.X18]+1" office:value-type="float" office:value="42961" calcext:value-type="float">
            <text:p>14</text:p>
          </table:table-cell>
          <table:table-cell table:style-name="ce2" table:formula="of:=+[.R19]+1" office:value-type="float" office:value="42962" calcext:value-type="float">
            <text:p>15</text:p>
          </table:table-cell>
          <table:table-cell table:style-name="ce2" table:formula="of:=+[.S19]+1" office:value-type="float" office:value="42963" calcext:value-type="float">
            <text:p>16</text:p>
          </table:table-cell>
          <table:table-cell table:style-name="ce2" table:formula="of:=+[.T19]+1" office:value-type="float" office:value="42964" calcext:value-type="float">
            <text:p>17</text:p>
          </table:table-cell>
          <table:table-cell table:style-name="ce2" table:formula="of:=+[.U19]+1" office:value-type="float" office:value="42965" calcext:value-type="float">
            <text:p>18</text:p>
          </table:table-cell>
          <table:table-cell table:style-name="ce2" table:formula="of:=+[.V19]+1" office:value-type="float" office:value="42966" calcext:value-type="float">
            <text:p>19</text:p>
          </table:table-cell>
          <table:table-cell table:style-name="ce2" table:formula="of:=+[.W19]+1" office:value-type="float" office:value="42967" calcext:value-type="float">
            <text:p>20</text:p>
          </table:table-cell>
          <table:table-cell table:number-columns-repeated="8"/>
        </table:table-row>
        <table:table-row table:style-name="ro5">
          <table:table-cell/>
          <table:table-cell table:style-name="ce2" table:formula="of:=+[.H19]+1" office:value-type="float" office:value="42905" calcext:value-type="float">
            <text:p>19</text:p>
          </table:table-cell>
          <table:table-cell table:style-name="ce2" table:formula="of:=+[.B20]+1" office:value-type="float" office:value="42906" calcext:value-type="float">
            <text:p>20</text:p>
          </table:table-cell>
          <table:table-cell table:style-name="ce2" table:formula="of:=+[.C20]+1" office:value-type="float" office:value="42907" calcext:value-type="float">
            <text:p>21</text:p>
          </table:table-cell>
          <table:table-cell table:style-name="ce2" table:formula="of:=+[.D20]+1" office:value-type="float" office:value="42908" calcext:value-type="float">
            <text:p>22</text:p>
          </table:table-cell>
          <table:table-cell table:style-name="ce2" table:formula="of:=+[.E20]+1" office:value-type="float" office:value="42909" calcext:value-type="float">
            <text:p>23</text:p>
          </table:table-cell>
          <table:table-cell table:style-name="ce2" table:formula="of:=+[.F20]+1" office:value-type="float" office:value="42910" calcext:value-type="float">
            <text:p>24</text:p>
          </table:table-cell>
          <table:table-cell table:style-name="ce2" table:formula="of:=+[.G20]+1" office:value-type="float" office:value="42911" calcext:value-type="float">
            <text:p>25</text:p>
          </table:table-cell>
          <table:table-cell/>
          <table:table-cell table:style-name="ce2" table:formula="of:=+[.P19]+1" office:value-type="float" office:value="42933" calcext:value-type="float">
            <text:p>17</text:p>
          </table:table-cell>
          <table:table-cell table:style-name="ce2" table:formula="of:=+[.J20]+1" office:value-type="float" office:value="42934" calcext:value-type="float">
            <text:p>18</text:p>
          </table:table-cell>
          <table:table-cell table:style-name="ce2" table:formula="of:=+[.K20]+1" office:value-type="float" office:value="42935" calcext:value-type="float">
            <text:p>19</text:p>
          </table:table-cell>
          <table:table-cell table:style-name="ce2" table:formula="of:=+[.L20]+1" office:value-type="float" office:value="42936" calcext:value-type="float">
            <text:p>20</text:p>
          </table:table-cell>
          <table:table-cell table:style-name="ce2" table:formula="of:=+[.M20]+1" office:value-type="float" office:value="42937" calcext:value-type="float">
            <text:p>21</text:p>
          </table:table-cell>
          <table:table-cell table:style-name="ce2" table:formula="of:=+[.N20]+1" office:value-type="float" office:value="42938" calcext:value-type="float">
            <text:p>22</text:p>
          </table:table-cell>
          <table:table-cell table:style-name="ce2" table:formula="of:=+[.O20]+1" office:value-type="float" office:value="42939" calcext:value-type="float">
            <text:p>23</text:p>
          </table:table-cell>
          <table:table-cell/>
          <table:table-cell table:style-name="ce2" table:formula="of:=+[.X19]+1" office:value-type="float" office:value="42968" calcext:value-type="float">
            <text:p>21</text:p>
          </table:table-cell>
          <table:table-cell table:style-name="ce2" table:formula="of:=+[.R20]+1" office:value-type="float" office:value="42969" calcext:value-type="float">
            <text:p>22</text:p>
          </table:table-cell>
          <table:table-cell table:style-name="ce2" table:formula="of:=+[.S20]+1" office:value-type="float" office:value="42970" calcext:value-type="float">
            <text:p>23</text:p>
          </table:table-cell>
          <table:table-cell table:style-name="ce2" table:formula="of:=+[.T20]+1" office:value-type="float" office:value="42971" calcext:value-type="float">
            <text:p>24</text:p>
          </table:table-cell>
          <table:table-cell table:style-name="ce2" table:formula="of:=+[.U20]+1" office:value-type="float" office:value="42972" calcext:value-type="float">
            <text:p>25</text:p>
          </table:table-cell>
          <table:table-cell table:style-name="ce2" table:formula="of:=+[.V20]+1" office:value-type="float" office:value="42973" calcext:value-type="float">
            <text:p>26</text:p>
          </table:table-cell>
          <table:table-cell table:style-name="ce2" table:formula="of:=+[.W20]+1" office:value-type="float" office:value="42974" calcext:value-type="float">
            <text:p>27</text:p>
          </table:table-cell>
          <table:table-cell table:number-columns-repeated="8"/>
        </table:table-row>
        <table:table-row table:style-name="ro5">
          <table:table-cell/>
          <table:table-cell table:formula="of:=(AND([.H20];MONTH([.H20]+1)=MONTH([.B14])))*([.H20]+1)" office:value-type="float" office:value="42912" calcext:value-type="float">
            <text:p>26</text:p>
          </table:table-cell>
          <table:table-cell table:formula="of:=(AND([.B21];MONTH([.B21]+1)=MONTH([.B14])))*([.B21]+1)" office:value-type="float" office:value="42913" calcext:value-type="float">
            <text:p>27</text:p>
          </table:table-cell>
          <table:table-cell table:formula="of:=(AND([.C21];MONTH([.C21]+1)=MONTH([.B14])))*([.C21]+1)" office:value-type="float" office:value="42914" calcext:value-type="float">
            <text:p>28</text:p>
          </table:table-cell>
          <table:table-cell table:formula="of:=(AND([.D21];MONTH([.D21]+1)=MONTH([.B14])))*([.D21]+1)" office:value-type="float" office:value="42915" calcext:value-type="float">
            <text:p>29</text:p>
          </table:table-cell>
          <table:table-cell table:formula="of:=(AND([.E21];MONTH([.E21]+1)=MONTH([.B14])))*([.E21]+1)" office:value-type="float" office:value="42916" calcext:value-type="float">
            <text:p>30</text:p>
          </table:table-cell>
          <table:table-cell table:formula="of:=(AND([.F21];MONTH([.F21]+1)=MONTH([.B14])))*([.F21]+1)" office:value-type="float" office:value="0" calcext:value-type="float">
            <text:p/>
          </table:table-cell>
          <table:table-cell table:formula="of:=(AND([.G21];MONTH([.G21]+1)=MONTH([.B14])))*([.G21]+1)" office:value-type="float" office:value="0" calcext:value-type="float">
            <text:p/>
          </table:table-cell>
          <table:table-cell/>
          <table:table-cell table:formula="of:=(AND([.P20];MONTH([.P20]+1)=MONTH([.J14])))*([.P20]+1)" office:value-type="float" office:value="42940" calcext:value-type="float">
            <text:p>24</text:p>
          </table:table-cell>
          <table:table-cell table:formula="of:=(AND([.J21];MONTH([.J21]+1)=MONTH([.J14])))*([.J21]+1)" office:value-type="float" office:value="42941" calcext:value-type="float">
            <text:p>25</text:p>
          </table:table-cell>
          <table:table-cell table:formula="of:=(AND([.K21];MONTH([.K21]+1)=MONTH([.J14])))*([.K21]+1)" office:value-type="float" office:value="42942" calcext:value-type="float">
            <text:p>26</text:p>
          </table:table-cell>
          <table:table-cell table:formula="of:=(AND([.L21];MONTH([.L21]+1)=MONTH([.J14])))*([.L21]+1)" office:value-type="float" office:value="42943" calcext:value-type="float">
            <text:p>27</text:p>
          </table:table-cell>
          <table:table-cell table:formula="of:=(AND([.M21];MONTH([.M21]+1)=MONTH([.J14])))*([.M21]+1)" office:value-type="float" office:value="42944" calcext:value-type="float">
            <text:p>28</text:p>
          </table:table-cell>
          <table:table-cell table:formula="of:=(AND([.N21];MONTH([.N21]+1)=MONTH([.J14])))*([.N21]+1)" office:value-type="float" office:value="42945" calcext:value-type="float">
            <text:p>29</text:p>
          </table:table-cell>
          <table:table-cell table:formula="of:=(AND([.O21];MONTH([.O21]+1)=MONTH([.J14])))*([.O21]+1)" office:value-type="float" office:value="42946" calcext:value-type="float">
            <text:p>30</text:p>
          </table:table-cell>
          <table:table-cell/>
          <table:table-cell table:formula="of:=(AND([.X20];MONTH([.X20]+1)=MONTH([.R14])))*([.X20]+1)" office:value-type="float" office:value="42975" calcext:value-type="float">
            <text:p>28</text:p>
          </table:table-cell>
          <table:table-cell table:formula="of:=(AND([.R21];MONTH([.R21]+1)=MONTH([.R14])))*([.R21]+1)" office:value-type="float" office:value="42976" calcext:value-type="float">
            <text:p>29</text:p>
          </table:table-cell>
          <table:table-cell table:formula="of:=(AND([.S21];MONTH([.S21]+1)=MONTH([.R14])))*([.S21]+1)" office:value-type="float" office:value="42977" calcext:value-type="float">
            <text:p>30</text:p>
          </table:table-cell>
          <table:table-cell table:formula="of:=(AND([.T21];MONTH([.T21]+1)=MONTH([.R14])))*([.T21]+1)" office:value-type="float" office:value="42978" calcext:value-type="float">
            <text:p>31</text:p>
          </table:table-cell>
          <table:table-cell table:formula="of:=(AND([.U21];MONTH([.U21]+1)=MONTH([.R14])))*([.U21]+1)" office:value-type="float" office:value="0" calcext:value-type="float">
            <text:p/>
          </table:table-cell>
          <table:table-cell table:formula="of:=(AND([.V21];MONTH([.V21]+1)=MONTH([.R14])))*([.V21]+1)" office:value-type="float" office:value="0" calcext:value-type="float">
            <text:p/>
          </table:table-cell>
          <table:table-cell table:formula="of:=(AND([.W21];MONTH([.W21]+1)=MONTH([.R14])))*([.W21]+1)" office:value-type="float" office:value="0" calcext:value-type="float">
            <text:p/>
          </table:table-cell>
          <table:table-cell table:number-columns-repeated="8"/>
        </table:table-row>
        <table:table-row table:style-name="ro5">
          <table:table-cell/>
          <table:table-cell table:formula="of:=(AND([.H21];MONTH([.H21]+1)=MONTH([.B14])))*([.H21]+1)" office:value-type="float" office:value="0" calcext:value-type="float">
            <text:p/>
          </table:table-cell>
          <table:table-cell table:formula="of:=(AND([.B22];MONTH([.B22]+1)=MONTH([.B14])))*([.B22]+1)" office:value-type="float" office:value="0" calcext:value-type="float">
            <text:p/>
          </table:table-cell>
          <table:table-cell table:formula="of:=(AND([.C22];MONTH([.C22]+1)=MONTH([.B14])))*([.C22]+1)" office:value-type="float" office:value="0" calcext:value-type="float">
            <text:p/>
          </table:table-cell>
          <table:table-cell table:formula="of:=(AND([.D22];MONTH([.D22]+1)=MONTH([.B14])))*([.D22]+1)" office:value-type="float" office:value="0" calcext:value-type="float">
            <text:p/>
          </table:table-cell>
          <table:table-cell table:formula="of:=(AND([.E22];MONTH([.E22]+1)=MONTH([.B14])))*([.E22]+1)" office:value-type="float" office:value="0" calcext:value-type="float">
            <text:p/>
          </table:table-cell>
          <table:table-cell table:formula="of:=(AND([.F22];MONTH([.F22]+1)=MONTH([.B14])))*([.F22]+1)" office:value-type="float" office:value="0" calcext:value-type="float">
            <text:p/>
          </table:table-cell>
          <table:table-cell table:formula="of:=(AND([.G22];MONTH([.G22]+1)=MONTH([.B14])))*([.G22]+1)" office:value-type="float" office:value="0" calcext:value-type="float">
            <text:p/>
          </table:table-cell>
          <table:table-cell/>
          <table:table-cell table:formula="of:=(AND([.P21];MONTH([.P21]+1)=MONTH([.J14])))*([.P21]+1)" office:value-type="float" office:value="42947" calcext:value-type="float">
            <text:p>31</text:p>
          </table:table-cell>
          <table:table-cell table:formula="of:=(AND([.J22];MONTH([.J22]+1)=MONTH([.J14])))*([.J22]+1)" office:value-type="float" office:value="0" calcext:value-type="float">
            <text:p/>
          </table:table-cell>
          <table:table-cell table:formula="of:=(AND([.K22];MONTH([.K22]+1)=MONTH([.J14])))*([.K22]+1)" office:value-type="float" office:value="0" calcext:value-type="float">
            <text:p/>
          </table:table-cell>
          <table:table-cell table:formula="of:=(AND([.L22];MONTH([.L22]+1)=MONTH([.J14])))*([.L22]+1)" office:value-type="float" office:value="0" calcext:value-type="float">
            <text:p/>
          </table:table-cell>
          <table:table-cell table:formula="of:=(AND([.M22];MONTH([.M22]+1)=MONTH([.J14])))*([.M22]+1)" office:value-type="float" office:value="0" calcext:value-type="float">
            <text:p/>
          </table:table-cell>
          <table:table-cell table:formula="of:=(AND([.N22];MONTH([.N22]+1)=MONTH([.J14])))*([.N22]+1)" office:value-type="float" office:value="0" calcext:value-type="float">
            <text:p/>
          </table:table-cell>
          <table:table-cell table:formula="of:=(AND([.O22];MONTH([.O22]+1)=MONTH([.J14])))*([.O22]+1)" office:value-type="float" office:value="0" calcext:value-type="float">
            <text:p/>
          </table:table-cell>
          <table:table-cell/>
          <table:table-cell table:formula="of:=(AND([.X21];MONTH([.X21]+1)=MONTH([.R14])))*([.X21]+1)" office:value-type="float" office:value="0" calcext:value-type="float">
            <text:p/>
          </table:table-cell>
          <table:table-cell table:formula="of:=(AND([.R22];MONTH([.R22]+1)=MONTH([.R14])))*([.R22]+1)" office:value-type="float" office:value="0" calcext:value-type="float">
            <text:p/>
          </table:table-cell>
          <table:table-cell table:formula="of:=(AND([.S22];MONTH([.S22]+1)=MONTH([.R14])))*([.S22]+1)" office:value-type="float" office:value="0" calcext:value-type="float">
            <text:p/>
          </table:table-cell>
          <table:table-cell table:formula="of:=(AND([.T22];MONTH([.T22]+1)=MONTH([.R14])))*([.T22]+1)" office:value-type="float" office:value="0" calcext:value-type="float">
            <text:p/>
          </table:table-cell>
          <table:table-cell table:formula="of:=(AND([.U22];MONTH([.U22]+1)=MONTH([.R14])))*([.U22]+1)" office:value-type="float" office:value="0" calcext:value-type="float">
            <text:p/>
          </table:table-cell>
          <table:table-cell table:formula="of:=(AND([.V22];MONTH([.V22]+1)=MONTH([.R14])))*([.V22]+1)" office:value-type="float" office:value="0" calcext:value-type="float">
            <text:p/>
          </table:table-cell>
          <table:table-cell table:formula="of:=(AND([.W22];MONTH([.W22]+1)=MONTH([.R14])))*([.W22]+1)" office:value-type="float" office:value="0" calcext:value-type="float">
            <text:p/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8"/>
        </table:table-row>
        <table:table-row table:style-name="ro3">
          <table:table-cell/>
          <table:table-cell table:style-name="Heading" table:formula="of:=DATE(YEAR([.B4]);MONTH([.B4])+ 6;1)" office:value-type="date" office:date-value="2017-09-01" calcext:value-type="date" table:number-columns-spanned="7" table:number-rows-spanned="1">
            <text:p>septiembre 2017</text:p>
          </table:table-cell>
          <table:covered-table-cell table:number-columns-repeated="6" table:style-name="Heading"/>
          <table:table-cell/>
          <table:table-cell table:style-name="Heading" table:formula="of:=DATE(YEAR([.B4]);MONTH([.B4])+ 7;1)" office:value-type="date" office:date-value="2017-10-01" calcext:value-type="date" table:number-columns-spanned="7" table:number-rows-spanned="1">
            <text:p>octubre 2017</text:p>
          </table:table-cell>
          <table:covered-table-cell table:number-columns-repeated="6" table:style-name="Heading"/>
          <table:table-cell/>
          <table:table-cell table:style-name="Heading" table:formula="of:=DATE(YEAR([.B4]);MONTH([.B4])+ 8;1)" office:value-type="date" office:date-value="2017-11-01" calcext:value-type="date" table:number-columns-spanned="7" table:number-rows-spanned="1">
            <text:p>noviembre 2017</text:p>
          </table:table-cell>
          <table:covered-table-cell table:number-columns-repeated="6" table:style-name="Heading"/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8"/>
        </table:table-row>
        <table:table-row table:style-name="ro4">
          <table:table-cell/>
          <table:table-cell table:style-name="Weekday" table:number-matrix-columns-spanned="7" table:number-matrix-rows-spanned="1" table:formula="of:=[.B6:.H6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6:.H6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6:.H6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 table:number-columns-repeated="8"/>
        </table:table-row>
        <table:table-row table:style-name="ro5">
          <table:table-cell/>
          <table:table-cell table:formula="of:=(WEEKDAY([.B24])=WEEKDAY([.B26]))*[.B24]" office:value-type="float" office:value="0" calcext:value-type="float">
            <text:p/>
          </table:table-cell>
          <table:table-cell table:formula="of:=(WEEKDAY([.B24])=WEEKDAY([.C26]))*[.B24]+([.B27]&gt;0)+[.B27]" office:value-type="float" office:value="0" calcext:value-type="float">
            <text:p/>
          </table:table-cell>
          <table:table-cell table:formula="of:=(WEEKDAY([.B24])=WEEKDAY([.D26]))*[.B24]+([.C27]&gt;0)+[.C27]" office:value-type="float" office:value="0" calcext:value-type="float">
            <text:p/>
          </table:table-cell>
          <table:table-cell table:formula="of:=(WEEKDAY([.B24])=WEEKDAY([.E26]))*[.B24]+([.D27]&gt;0)+[.D27]" office:value-type="float" office:value="0" calcext:value-type="float">
            <text:p/>
          </table:table-cell>
          <table:table-cell table:formula="of:=(WEEKDAY([.B24])=WEEKDAY([.F26]))*[.B24]+([.E27]&gt;0)+[.E27]" office:value-type="float" office:value="42979" calcext:value-type="float">
            <text:p>1</text:p>
          </table:table-cell>
          <table:table-cell table:formula="of:=(WEEKDAY([.B24])=WEEKDAY([.G26]))*[.B24]+([.F27]&gt;0)+[.F27]" office:value-type="float" office:value="42980" calcext:value-type="float">
            <text:p>2</text:p>
          </table:table-cell>
          <table:table-cell table:formula="of:=(WEEKDAY([.B24])=WEEKDAY([.H26]))*[.B24]+([.G27]&gt;0)+[.G27]" office:value-type="float" office:value="42981" calcext:value-type="float">
            <text:p>3</text:p>
          </table:table-cell>
          <table:table-cell/>
          <table:table-cell table:formula="of:=(WEEKDAY([.J24])=WEEKDAY([.J26]))*[.J24]" office:value-type="float" office:value="0" calcext:value-type="float">
            <text:p/>
          </table:table-cell>
          <table:table-cell table:formula="of:=(WEEKDAY([.J24])=WEEKDAY([.K26]))*[.J24]+([.J27]&gt;0)+[.J27]" office:value-type="float" office:value="0" calcext:value-type="float">
            <text:p/>
          </table:table-cell>
          <table:table-cell table:formula="of:=(WEEKDAY([.J24])=WEEKDAY([.L26]))*[.J24]+([.K27]&gt;0)+[.K27]" office:value-type="float" office:value="0" calcext:value-type="float">
            <text:p/>
          </table:table-cell>
          <table:table-cell table:formula="of:=(WEEKDAY([.J24])=WEEKDAY([.M26]))*[.J24]+([.L27]&gt;0)+[.L27]" office:value-type="float" office:value="0" calcext:value-type="float">
            <text:p/>
          </table:table-cell>
          <table:table-cell table:formula="of:=(WEEKDAY([.J24])=WEEKDAY([.N26]))*[.J24]+([.M27]&gt;0)+[.M27]" office:value-type="float" office:value="0" calcext:value-type="float">
            <text:p/>
          </table:table-cell>
          <table:table-cell table:formula="of:=(WEEKDAY([.J24])=WEEKDAY([.O26]))*[.J24]+([.N27]&gt;0)+[.N27]" office:value-type="float" office:value="0" calcext:value-type="float">
            <text:p/>
          </table:table-cell>
          <table:table-cell table:formula="of:=(WEEKDAY([.J24])=WEEKDAY([.P26]))*[.J24]+([.O27]&gt;0)+[.O27]" office:value-type="float" office:value="43009" calcext:value-type="float">
            <text:p>1</text:p>
          </table:table-cell>
          <table:table-cell/>
          <table:table-cell table:formula="of:=(WEEKDAY([.R24])=WEEKDAY([.R26]))*[.R24]" office:value-type="float" office:value="0" calcext:value-type="float">
            <text:p/>
          </table:table-cell>
          <table:table-cell table:formula="of:=(WEEKDAY([.R24])=WEEKDAY([.S26]))*[.R24]+([.R27]&gt;0)+[.R27]" office:value-type="float" office:value="0" calcext:value-type="float">
            <text:p/>
          </table:table-cell>
          <table:table-cell table:formula="of:=(WEEKDAY([.R24])=WEEKDAY([.T26]))*[.R24]+([.S27]&gt;0)+[.S27]" office:value-type="float" office:value="43040" calcext:value-type="float">
            <text:p>1</text:p>
          </table:table-cell>
          <table:table-cell table:formula="of:=(WEEKDAY([.R24])=WEEKDAY([.U26]))*[.R24]+([.T27]&gt;0)+[.T27]" office:value-type="float" office:value="43041" calcext:value-type="float">
            <text:p>2</text:p>
          </table:table-cell>
          <table:table-cell table:formula="of:=(WEEKDAY([.R24])=WEEKDAY([.V26]))*[.R24]+([.U27]&gt;0)+[.U27]" office:value-type="float" office:value="43042" calcext:value-type="float">
            <text:p>3</text:p>
          </table:table-cell>
          <table:table-cell table:formula="of:=(WEEKDAY([.R24])=WEEKDAY([.W26]))*[.R24]+([.V27]&gt;0)+[.V27]" office:value-type="float" office:value="43043" calcext:value-type="float">
            <text:p>4</text:p>
          </table:table-cell>
          <table:table-cell table:formula="of:=(WEEKDAY([.R24])=WEEKDAY([.X26]))*[.R24]+([.W27]&gt;0)+[.W27]" office:value-type="float" office:value="43044" calcext:value-type="float">
            <text:p>5</text:p>
          </table:table-cell>
          <table:table-cell table:number-columns-repeated="8"/>
        </table:table-row>
        <table:table-row table:style-name="ro5">
          <table:table-cell/>
          <table:table-cell table:style-name="ce2" table:formula="of:=+[.H27]+1" office:value-type="float" office:value="42982" calcext:value-type="float">
            <text:p>4</text:p>
          </table:table-cell>
          <table:table-cell table:style-name="ce2" table:formula="of:=+[.B28]+1" office:value-type="float" office:value="42983" calcext:value-type="float">
            <text:p>5</text:p>
          </table:table-cell>
          <table:table-cell table:style-name="ce2" table:formula="of:=+[.C28]+1" office:value-type="float" office:value="42984" calcext:value-type="float">
            <text:p>6</text:p>
          </table:table-cell>
          <table:table-cell table:style-name="ce2" table:formula="of:=+[.D28]+1" office:value-type="float" office:value="42985" calcext:value-type="float">
            <text:p>7</text:p>
          </table:table-cell>
          <table:table-cell table:style-name="ce2" table:formula="of:=+[.E28]+1" office:value-type="float" office:value="42986" calcext:value-type="float">
            <text:p>8</text:p>
          </table:table-cell>
          <table:table-cell table:style-name="ce2" table:formula="of:=+[.F28]+1" office:value-type="float" office:value="42987" calcext:value-type="float">
            <text:p>9</text:p>
          </table:table-cell>
          <table:table-cell table:style-name="ce2" table:formula="of:=+[.G28]+1" office:value-type="float" office:value="42988" calcext:value-type="float">
            <text:p>10</text:p>
          </table:table-cell>
          <table:table-cell/>
          <table:table-cell table:style-name="ce2" table:formula="of:=+[.P27]+1" office:value-type="float" office:value="43010" calcext:value-type="float">
            <text:p>2</text:p>
          </table:table-cell>
          <table:table-cell table:style-name="ce2" table:formula="of:=+[.J28]+1" office:value-type="float" office:value="43011" calcext:value-type="float">
            <text:p>3</text:p>
          </table:table-cell>
          <table:table-cell table:style-name="ce2" table:formula="of:=+[.K28]+1" office:value-type="float" office:value="43012" calcext:value-type="float">
            <text:p>4</text:p>
          </table:table-cell>
          <table:table-cell table:style-name="ce2" table:formula="of:=+[.L28]+1" office:value-type="float" office:value="43013" calcext:value-type="float">
            <text:p>5</text:p>
          </table:table-cell>
          <table:table-cell table:style-name="ce2" table:formula="of:=+[.M28]+1" office:value-type="float" office:value="43014" calcext:value-type="float">
            <text:p>6</text:p>
          </table:table-cell>
          <table:table-cell table:style-name="ce2" table:formula="of:=+[.N28]+1" office:value-type="float" office:value="43015" calcext:value-type="float">
            <text:p>7</text:p>
          </table:table-cell>
          <table:table-cell table:style-name="ce2" table:formula="of:=+[.O28]+1" office:value-type="float" office:value="43016" calcext:value-type="float">
            <text:p>8</text:p>
          </table:table-cell>
          <table:table-cell/>
          <table:table-cell table:style-name="ce2" table:formula="of:=+[.X27]+1" office:value-type="float" office:value="43045" calcext:value-type="float">
            <text:p>6</text:p>
          </table:table-cell>
          <table:table-cell table:style-name="ce2" table:formula="of:=+[.R28]+1" office:value-type="float" office:value="43046" calcext:value-type="float">
            <text:p>7</text:p>
          </table:table-cell>
          <table:table-cell table:style-name="ce2" table:formula="of:=+[.S28]+1" office:value-type="float" office:value="43047" calcext:value-type="float">
            <text:p>8</text:p>
          </table:table-cell>
          <table:table-cell table:style-name="ce2" table:formula="of:=+[.T28]+1" office:value-type="float" office:value="43048" calcext:value-type="float">
            <text:p>9</text:p>
          </table:table-cell>
          <table:table-cell table:style-name="ce2" table:formula="of:=+[.U28]+1" office:value-type="float" office:value="43049" calcext:value-type="float">
            <text:p>10</text:p>
          </table:table-cell>
          <table:table-cell table:style-name="ce2" table:formula="of:=+[.V28]+1" office:value-type="float" office:value="43050" calcext:value-type="float">
            <text:p>11</text:p>
          </table:table-cell>
          <table:table-cell table:style-name="ce2" table:formula="of:=+[.W28]+1" office:value-type="float" office:value="43051" calcext:value-type="float">
            <text:p>12</text:p>
          </table:table-cell>
          <table:table-cell table:number-columns-repeated="8"/>
        </table:table-row>
        <table:table-row table:style-name="ro5">
          <table:table-cell/>
          <table:table-cell table:style-name="ce2" table:formula="of:=+[.H28]+1" office:value-type="float" office:value="42989" calcext:value-type="float">
            <text:p>11</text:p>
          </table:table-cell>
          <table:table-cell table:style-name="ce2" table:formula="of:=+[.B29]+1" office:value-type="float" office:value="42990" calcext:value-type="float">
            <text:p>12</text:p>
          </table:table-cell>
          <table:table-cell table:style-name="ce2" table:formula="of:=+[.C29]+1" office:value-type="float" office:value="42991" calcext:value-type="float">
            <text:p>13</text:p>
          </table:table-cell>
          <table:table-cell table:style-name="ce2" table:formula="of:=+[.D29]+1" office:value-type="float" office:value="42992" calcext:value-type="float">
            <text:p>14</text:p>
          </table:table-cell>
          <table:table-cell table:style-name="ce2" table:formula="of:=+[.E29]+1" office:value-type="float" office:value="42993" calcext:value-type="float">
            <text:p>15</text:p>
          </table:table-cell>
          <table:table-cell table:style-name="ce2" table:formula="of:=+[.F29]+1" office:value-type="float" office:value="42994" calcext:value-type="float">
            <text:p>16</text:p>
          </table:table-cell>
          <table:table-cell table:style-name="ce2" table:formula="of:=+[.G29]+1" office:value-type="float" office:value="42995" calcext:value-type="float">
            <text:p>17</text:p>
          </table:table-cell>
          <table:table-cell/>
          <table:table-cell table:style-name="ce2" table:formula="of:=+[.P28]+1" office:value-type="float" office:value="43017" calcext:value-type="float">
            <text:p>9</text:p>
          </table:table-cell>
          <table:table-cell table:style-name="ce2" table:formula="of:=+[.J29]+1" office:value-type="float" office:value="43018" calcext:value-type="float">
            <text:p>10</text:p>
          </table:table-cell>
          <table:table-cell table:style-name="ce2" table:formula="of:=+[.K29]+1" office:value-type="float" office:value="43019" calcext:value-type="float">
            <text:p>11</text:p>
          </table:table-cell>
          <table:table-cell table:style-name="ce2" table:formula="of:=+[.L29]+1" office:value-type="float" office:value="43020" calcext:value-type="float">
            <text:p>12</text:p>
          </table:table-cell>
          <table:table-cell table:style-name="ce2" table:formula="of:=+[.M29]+1" office:value-type="float" office:value="43021" calcext:value-type="float">
            <text:p>13</text:p>
          </table:table-cell>
          <table:table-cell table:style-name="ce2" table:formula="of:=+[.N29]+1" office:value-type="float" office:value="43022" calcext:value-type="float">
            <text:p>14</text:p>
          </table:table-cell>
          <table:table-cell table:style-name="ce2" table:formula="of:=+[.O29]+1" office:value-type="float" office:value="43023" calcext:value-type="float">
            <text:p>15</text:p>
          </table:table-cell>
          <table:table-cell/>
          <table:table-cell table:style-name="ce2" table:formula="of:=+[.X28]+1" office:value-type="float" office:value="43052" calcext:value-type="float">
            <text:p>13</text:p>
          </table:table-cell>
          <table:table-cell table:style-name="ce2" table:formula="of:=+[.R29]+1" office:value-type="float" office:value="43053" calcext:value-type="float">
            <text:p>14</text:p>
          </table:table-cell>
          <table:table-cell table:style-name="ce2" table:formula="of:=+[.S29]+1" office:value-type="float" office:value="43054" calcext:value-type="float">
            <text:p>15</text:p>
          </table:table-cell>
          <table:table-cell table:style-name="ce2" table:formula="of:=+[.T29]+1" office:value-type="float" office:value="43055" calcext:value-type="float">
            <text:p>16</text:p>
          </table:table-cell>
          <table:table-cell table:style-name="ce2" table:formula="of:=+[.U29]+1" office:value-type="float" office:value="43056" calcext:value-type="float">
            <text:p>17</text:p>
          </table:table-cell>
          <table:table-cell table:style-name="ce2" table:formula="of:=+[.V29]+1" office:value-type="float" office:value="43057" calcext:value-type="float">
            <text:p>18</text:p>
          </table:table-cell>
          <table:table-cell table:style-name="ce2" table:formula="of:=+[.W29]+1" office:value-type="float" office:value="43058" calcext:value-type="float">
            <text:p>19</text:p>
          </table:table-cell>
          <table:table-cell table:number-columns-repeated="8"/>
        </table:table-row>
        <table:table-row table:style-name="ro5">
          <table:table-cell/>
          <table:table-cell table:style-name="ce2" table:formula="of:=+[.H29]+1" office:value-type="float" office:value="42996" calcext:value-type="float">
            <text:p>18</text:p>
          </table:table-cell>
          <table:table-cell table:style-name="ce2" table:formula="of:=+[.B30]+1" office:value-type="float" office:value="42997" calcext:value-type="float">
            <text:p>19</text:p>
          </table:table-cell>
          <table:table-cell table:style-name="ce2" table:formula="of:=+[.C30]+1" office:value-type="float" office:value="42998" calcext:value-type="float">
            <text:p>20</text:p>
          </table:table-cell>
          <table:table-cell table:style-name="ce2" table:formula="of:=+[.D30]+1" office:value-type="float" office:value="42999" calcext:value-type="float">
            <text:p>21</text:p>
          </table:table-cell>
          <table:table-cell table:style-name="ce2" table:formula="of:=+[.E30]+1" office:value-type="float" office:value="43000" calcext:value-type="float">
            <text:p>22</text:p>
          </table:table-cell>
          <table:table-cell table:style-name="ce2" table:formula="of:=+[.F30]+1" office:value-type="float" office:value="43001" calcext:value-type="float">
            <text:p>23</text:p>
          </table:table-cell>
          <table:table-cell table:style-name="ce2" table:formula="of:=+[.G30]+1" office:value-type="float" office:value="43002" calcext:value-type="float">
            <text:p>24</text:p>
          </table:table-cell>
          <table:table-cell/>
          <table:table-cell table:style-name="ce2" table:formula="of:=+[.P29]+1" office:value-type="float" office:value="43024" calcext:value-type="float">
            <text:p>16</text:p>
          </table:table-cell>
          <table:table-cell table:style-name="ce2" table:formula="of:=+[.J30]+1" office:value-type="float" office:value="43025" calcext:value-type="float">
            <text:p>17</text:p>
          </table:table-cell>
          <table:table-cell table:style-name="ce2" table:formula="of:=+[.K30]+1" office:value-type="float" office:value="43026" calcext:value-type="float">
            <text:p>18</text:p>
          </table:table-cell>
          <table:table-cell table:style-name="ce2" table:formula="of:=+[.L30]+1" office:value-type="float" office:value="43027" calcext:value-type="float">
            <text:p>19</text:p>
          </table:table-cell>
          <table:table-cell table:style-name="ce2" table:formula="of:=+[.M30]+1" office:value-type="float" office:value="43028" calcext:value-type="float">
            <text:p>20</text:p>
          </table:table-cell>
          <table:table-cell table:style-name="ce2" table:formula="of:=+[.N30]+1" office:value-type="float" office:value="43029" calcext:value-type="float">
            <text:p>21</text:p>
          </table:table-cell>
          <table:table-cell table:style-name="ce2" table:formula="of:=+[.O30]+1" office:value-type="float" office:value="43030" calcext:value-type="float">
            <text:p>22</text:p>
          </table:table-cell>
          <table:table-cell/>
          <table:table-cell table:style-name="ce2" table:formula="of:=+[.X29]+1" office:value-type="float" office:value="43059" calcext:value-type="float">
            <text:p>20</text:p>
          </table:table-cell>
          <table:table-cell table:style-name="ce2" table:formula="of:=+[.R30]+1" office:value-type="float" office:value="43060" calcext:value-type="float">
            <text:p>21</text:p>
          </table:table-cell>
          <table:table-cell table:style-name="ce2" table:formula="of:=+[.S30]+1" office:value-type="float" office:value="43061" calcext:value-type="float">
            <text:p>22</text:p>
          </table:table-cell>
          <table:table-cell table:style-name="ce2" table:formula="of:=+[.T30]+1" office:value-type="float" office:value="43062" calcext:value-type="float">
            <text:p>23</text:p>
          </table:table-cell>
          <table:table-cell table:style-name="ce2" table:formula="of:=+[.U30]+1" office:value-type="float" office:value="43063" calcext:value-type="float">
            <text:p>24</text:p>
          </table:table-cell>
          <table:table-cell table:style-name="ce2" table:formula="of:=+[.V30]+1" office:value-type="float" office:value="43064" calcext:value-type="float">
            <text:p>25</text:p>
          </table:table-cell>
          <table:table-cell table:style-name="ce2" table:formula="of:=+[.W30]+1" office:value-type="float" office:value="43065" calcext:value-type="float">
            <text:p>26</text:p>
          </table:table-cell>
          <table:table-cell table:number-columns-repeated="8"/>
        </table:table-row>
        <table:table-row table:style-name="ro5">
          <table:table-cell/>
          <table:table-cell table:formula="of:=(AND([.H30];MONTH([.H30]+1)=MONTH([.B24])))*([.H30]+1)" office:value-type="float" office:value="43003" calcext:value-type="float">
            <text:p>25</text:p>
          </table:table-cell>
          <table:table-cell table:formula="of:=(AND([.B31];MONTH([.B31]+1)=MONTH([.B24])))*([.B31]+1)" office:value-type="float" office:value="43004" calcext:value-type="float">
            <text:p>26</text:p>
          </table:table-cell>
          <table:table-cell table:formula="of:=(AND([.C31];MONTH([.C31]+1)=MONTH([.B24])))*([.C31]+1)" office:value-type="float" office:value="43005" calcext:value-type="float">
            <text:p>27</text:p>
          </table:table-cell>
          <table:table-cell table:formula="of:=(AND([.D31];MONTH([.D31]+1)=MONTH([.B24])))*([.D31]+1)" office:value-type="float" office:value="43006" calcext:value-type="float">
            <text:p>28</text:p>
          </table:table-cell>
          <table:table-cell table:formula="of:=(AND([.E31];MONTH([.E31]+1)=MONTH([.B24])))*([.E31]+1)" office:value-type="float" office:value="43007" calcext:value-type="float">
            <text:p>29</text:p>
          </table:table-cell>
          <table:table-cell table:formula="of:=(AND([.F31];MONTH([.F31]+1)=MONTH([.B24])))*([.F31]+1)" office:value-type="float" office:value="43008" calcext:value-type="float">
            <text:p>30</text:p>
          </table:table-cell>
          <table:table-cell table:formula="of:=(AND([.G31];MONTH([.G31]+1)=MONTH([.B24])))*([.G31]+1)" office:value-type="float" office:value="0" calcext:value-type="float">
            <text:p/>
          </table:table-cell>
          <table:table-cell/>
          <table:table-cell table:formula="of:=(AND([.P30];MONTH([.P30]+1)=MONTH([.J24])))*([.P30]+1)" office:value-type="float" office:value="43031" calcext:value-type="float">
            <text:p>23</text:p>
          </table:table-cell>
          <table:table-cell table:formula="of:=(AND([.J31];MONTH([.J31]+1)=MONTH([.J24])))*([.J31]+1)" office:value-type="float" office:value="43032" calcext:value-type="float">
            <text:p>24</text:p>
          </table:table-cell>
          <table:table-cell table:formula="of:=(AND([.K31];MONTH([.K31]+1)=MONTH([.J24])))*([.K31]+1)" office:value-type="float" office:value="43033" calcext:value-type="float">
            <text:p>25</text:p>
          </table:table-cell>
          <table:table-cell table:formula="of:=(AND([.L31];MONTH([.L31]+1)=MONTH([.J24])))*([.L31]+1)" office:value-type="float" office:value="43034" calcext:value-type="float">
            <text:p>26</text:p>
          </table:table-cell>
          <table:table-cell table:formula="of:=(AND([.M31];MONTH([.M31]+1)=MONTH([.J24])))*([.M31]+1)" office:value-type="float" office:value="43035" calcext:value-type="float">
            <text:p>27</text:p>
          </table:table-cell>
          <table:table-cell table:formula="of:=(AND([.N31];MONTH([.N31]+1)=MONTH([.J24])))*([.N31]+1)" office:value-type="float" office:value="43036" calcext:value-type="float">
            <text:p>28</text:p>
          </table:table-cell>
          <table:table-cell table:formula="of:=(AND([.O31];MONTH([.O31]+1)=MONTH([.J24])))*([.O31]+1)" office:value-type="float" office:value="43037" calcext:value-type="float">
            <text:p>29</text:p>
          </table:table-cell>
          <table:table-cell/>
          <table:table-cell table:formula="of:=(AND([.X30];MONTH([.X30]+1)=MONTH([.R24])))*([.X30]+1)" office:value-type="float" office:value="43066" calcext:value-type="float">
            <text:p>27</text:p>
          </table:table-cell>
          <table:table-cell table:formula="of:=(AND([.R31];MONTH([.R31]+1)=MONTH([.R24])))*([.R31]+1)" office:value-type="float" office:value="43067" calcext:value-type="float">
            <text:p>28</text:p>
          </table:table-cell>
          <table:table-cell table:formula="of:=(AND([.S31];MONTH([.S31]+1)=MONTH([.R24])))*([.S31]+1)" office:value-type="float" office:value="43068" calcext:value-type="float">
            <text:p>29</text:p>
          </table:table-cell>
          <table:table-cell table:formula="of:=(AND([.T31];MONTH([.T31]+1)=MONTH([.R24])))*([.T31]+1)" office:value-type="float" office:value="43069" calcext:value-type="float">
            <text:p>30</text:p>
          </table:table-cell>
          <table:table-cell table:formula="of:=(AND([.U31];MONTH([.U31]+1)=MONTH([.R24])))*([.U31]+1)" office:value-type="float" office:value="0" calcext:value-type="float">
            <text:p/>
          </table:table-cell>
          <table:table-cell table:formula="of:=(AND([.V31];MONTH([.V31]+1)=MONTH([.R24])))*([.V31]+1)" office:value-type="float" office:value="0" calcext:value-type="float">
            <text:p/>
          </table:table-cell>
          <table:table-cell table:formula="of:=(AND([.W31];MONTH([.W31]+1)=MONTH([.R24])))*([.W31]+1)" office:value-type="float" office:value="0" calcext:value-type="float">
            <text:p/>
          </table:table-cell>
          <table:table-cell table:number-columns-repeated="8"/>
        </table:table-row>
        <table:table-row table:style-name="ro5">
          <table:table-cell/>
          <table:table-cell table:formula="of:=(AND([.H31];MONTH([.H31]+1)=MONTH([.B24])))*([.H31]+1)" office:value-type="float" office:value="0" calcext:value-type="float">
            <text:p/>
          </table:table-cell>
          <table:table-cell table:formula="of:=(AND([.B32];MONTH([.B32]+1)=MONTH([.B24])))*([.B32]+1)" office:value-type="float" office:value="0" calcext:value-type="float">
            <text:p/>
          </table:table-cell>
          <table:table-cell table:formula="of:=(AND([.C32];MONTH([.C32]+1)=MONTH([.B24])))*([.C32]+1)" office:value-type="float" office:value="0" calcext:value-type="float">
            <text:p/>
          </table:table-cell>
          <table:table-cell table:formula="of:=(AND([.D32];MONTH([.D32]+1)=MONTH([.B24])))*([.D32]+1)" office:value-type="float" office:value="0" calcext:value-type="float">
            <text:p/>
          </table:table-cell>
          <table:table-cell table:formula="of:=(AND([.E32];MONTH([.E32]+1)=MONTH([.B24])))*([.E32]+1)" office:value-type="float" office:value="0" calcext:value-type="float">
            <text:p/>
          </table:table-cell>
          <table:table-cell table:formula="of:=(AND([.F32];MONTH([.F32]+1)=MONTH([.B24])))*([.F32]+1)" office:value-type="float" office:value="0" calcext:value-type="float">
            <text:p/>
          </table:table-cell>
          <table:table-cell table:formula="of:=(AND([.G32];MONTH([.G32]+1)=MONTH([.B24])))*([.G32]+1)" office:value-type="float" office:value="0" calcext:value-type="float">
            <text:p/>
          </table:table-cell>
          <table:table-cell/>
          <table:table-cell table:formula="of:=(AND([.P31];MONTH([.P31]+1)=MONTH([.J24])))*([.P31]+1)" office:value-type="float" office:value="43038" calcext:value-type="float">
            <text:p>30</text:p>
          </table:table-cell>
          <table:table-cell table:formula="of:=(AND([.J32];MONTH([.J32]+1)=MONTH([.J24])))*([.J32]+1)" office:value-type="float" office:value="43039" calcext:value-type="float">
            <text:p>31</text:p>
          </table:table-cell>
          <table:table-cell table:formula="of:=(AND([.K32];MONTH([.K32]+1)=MONTH([.J24])))*([.K32]+1)" office:value-type="float" office:value="0" calcext:value-type="float">
            <text:p/>
          </table:table-cell>
          <table:table-cell table:formula="of:=(AND([.L32];MONTH([.L32]+1)=MONTH([.J24])))*([.L32]+1)" office:value-type="float" office:value="0" calcext:value-type="float">
            <text:p/>
          </table:table-cell>
          <table:table-cell table:formula="of:=(AND([.M32];MONTH([.M32]+1)=MONTH([.J24])))*([.M32]+1)" office:value-type="float" office:value="0" calcext:value-type="float">
            <text:p/>
          </table:table-cell>
          <table:table-cell table:formula="of:=(AND([.N32];MONTH([.N32]+1)=MONTH([.J24])))*([.N32]+1)" office:value-type="float" office:value="0" calcext:value-type="float">
            <text:p/>
          </table:table-cell>
          <table:table-cell table:formula="of:=(AND([.O32];MONTH([.O32]+1)=MONTH([.J24])))*([.O32]+1)" office:value-type="float" office:value="0" calcext:value-type="float">
            <text:p/>
          </table:table-cell>
          <table:table-cell/>
          <table:table-cell table:formula="of:=(AND([.X31];MONTH([.X31]+1)=MONTH([.R24])))*([.X31]+1)" office:value-type="float" office:value="0" calcext:value-type="float">
            <text:p/>
          </table:table-cell>
          <table:table-cell table:formula="of:=(AND([.R32];MONTH([.R32]+1)=MONTH([.R24])))*([.R32]+1)" office:value-type="float" office:value="0" calcext:value-type="float">
            <text:p/>
          </table:table-cell>
          <table:table-cell table:formula="of:=(AND([.S32];MONTH([.S32]+1)=MONTH([.R24])))*([.S32]+1)" office:value-type="float" office:value="0" calcext:value-type="float">
            <text:p/>
          </table:table-cell>
          <table:table-cell table:formula="of:=(AND([.T32];MONTH([.T32]+1)=MONTH([.R24])))*([.T32]+1)" office:value-type="float" office:value="0" calcext:value-type="float">
            <text:p/>
          </table:table-cell>
          <table:table-cell table:formula="of:=(AND([.U32];MONTH([.U32]+1)=MONTH([.R24])))*([.U32]+1)" office:value-type="float" office:value="0" calcext:value-type="float">
            <text:p/>
          </table:table-cell>
          <table:table-cell table:formula="of:=(AND([.V32];MONTH([.V32]+1)=MONTH([.R24])))*([.V32]+1)" office:value-type="float" office:value="0" calcext:value-type="float">
            <text:p/>
          </table:table-cell>
          <table:table-cell table:formula="of:=(AND([.W32];MONTH([.W32]+1)=MONTH([.R24])))*([.W32]+1)" office:value-type="float" office:value="0" calcext:value-type="float">
            <text:p/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8"/>
        </table:table-row>
        <table:table-row table:style-name="ro3">
          <table:table-cell/>
          <table:table-cell table:style-name="Heading" table:formula="of:=DATE(YEAR([.B4]);MONTH([.B4])+ 9;1)" office:value-type="date" office:date-value="2017-12-01" calcext:value-type="date" table:number-columns-spanned="7" table:number-rows-spanned="1">
            <text:p>diciembre 2017</text:p>
          </table:table-cell>
          <table:covered-table-cell table:number-columns-repeated="6" table:style-name="Heading"/>
          <table:table-cell/>
          <table:table-cell table:style-name="Heading" table:formula="of:=DATE(YEAR([.B4]);MONTH([.B4])+ 10;1)" office:value-type="date" office:date-value="2018-01-01" calcext:value-type="date" table:number-columns-spanned="7" table:number-rows-spanned="1">
            <text:p>enero 2018</text:p>
          </table:table-cell>
          <table:covered-table-cell table:number-columns-repeated="6" table:style-name="Heading"/>
          <table:table-cell/>
          <table:table-cell table:style-name="Heading" table:formula="of:=DATE(YEAR([.B4]);MONTH([.B4])+ 11;1)" office:value-type="date" office:date-value="2018-02-01" calcext:value-type="date" table:number-columns-spanned="7" table:number-rows-spanned="1">
            <text:p>febrero 2018</text:p>
          </table:table-cell>
          <table:covered-table-cell table:number-columns-repeated="6" table:style-name="Heading"/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8"/>
        </table:table-row>
        <table:table-row table:style-name="ro4">
          <table:table-cell/>
          <table:table-cell table:style-name="Weekday" table:number-matrix-columns-spanned="7" table:number-matrix-rows-spanned="1" table:formula="of:=[.B6:.H6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6:.H6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6:.H6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 table:number-columns-repeated="8"/>
        </table:table-row>
        <table:table-row table:style-name="ro5">
          <table:table-cell/>
          <table:table-cell table:formula="of:=(WEEKDAY([.B34])=WEEKDAY([.B36]))*[.B34]" office:value-type="float" office:value="0" calcext:value-type="float">
            <text:p/>
          </table:table-cell>
          <table:table-cell table:formula="of:=(WEEKDAY([.B34])=WEEKDAY([.C36]))*[.B34]+([.B37]&gt;0)+[.B37]" office:value-type="float" office:value="0" calcext:value-type="float">
            <text:p/>
          </table:table-cell>
          <table:table-cell table:formula="of:=(WEEKDAY([.B34])=WEEKDAY([.D36]))*[.B34]+([.C37]&gt;0)+[.C37]" office:value-type="float" office:value="0" calcext:value-type="float">
            <text:p/>
          </table:table-cell>
          <table:table-cell table:formula="of:=(WEEKDAY([.B34])=WEEKDAY([.E36]))*[.B34]+([.D37]&gt;0)+[.D37]" office:value-type="float" office:value="0" calcext:value-type="float">
            <text:p/>
          </table:table-cell>
          <table:table-cell table:formula="of:=(WEEKDAY([.B34])=WEEKDAY([.F36]))*[.B34]+([.E37]&gt;0)+[.E37]" office:value-type="float" office:value="43070" calcext:value-type="float">
            <text:p>1</text:p>
          </table:table-cell>
          <table:table-cell table:formula="of:=(WEEKDAY([.B34])=WEEKDAY([.G36]))*[.B34]+([.F37]&gt;0)+[.F37]" office:value-type="float" office:value="43071" calcext:value-type="float">
            <text:p>2</text:p>
          </table:table-cell>
          <table:table-cell table:formula="of:=(WEEKDAY([.B34])=WEEKDAY([.H36]))*[.B34]+([.G37]&gt;0)+[.G37]" office:value-type="float" office:value="43072" calcext:value-type="float">
            <text:p>3</text:p>
          </table:table-cell>
          <table:table-cell/>
          <table:table-cell table:formula="of:=(WEEKDAY([.J34])=WEEKDAY([.J36]))*[.J34]" office:value-type="float" office:value="43101" calcext:value-type="float">
            <text:p>1</text:p>
          </table:table-cell>
          <table:table-cell table:formula="of:=(WEEKDAY([.J34])=WEEKDAY([.K36]))*[.J34]+([.J37]&gt;0)+[.J37]" office:value-type="float" office:value="43102" calcext:value-type="float">
            <text:p>2</text:p>
          </table:table-cell>
          <table:table-cell table:formula="of:=(WEEKDAY([.J34])=WEEKDAY([.L36]))*[.J34]+([.K37]&gt;0)+[.K37]" office:value-type="float" office:value="43103" calcext:value-type="float">
            <text:p>3</text:p>
          </table:table-cell>
          <table:table-cell table:formula="of:=(WEEKDAY([.J34])=WEEKDAY([.M36]))*[.J34]+([.L37]&gt;0)+[.L37]" office:value-type="float" office:value="43104" calcext:value-type="float">
            <text:p>4</text:p>
          </table:table-cell>
          <table:table-cell table:formula="of:=(WEEKDAY([.J34])=WEEKDAY([.N36]))*[.J34]+([.M37]&gt;0)+[.M37]" office:value-type="float" office:value="43105" calcext:value-type="float">
            <text:p>5</text:p>
          </table:table-cell>
          <table:table-cell table:formula="of:=(WEEKDAY([.J34])=WEEKDAY([.O36]))*[.J34]+([.N37]&gt;0)+[.N37]" office:value-type="float" office:value="43106" calcext:value-type="float">
            <text:p>6</text:p>
          </table:table-cell>
          <table:table-cell table:formula="of:=(WEEKDAY([.J34])=WEEKDAY([.P36]))*[.J34]+([.O37]&gt;0)+[.O37]" office:value-type="float" office:value="43107" calcext:value-type="float">
            <text:p>7</text:p>
          </table:table-cell>
          <table:table-cell/>
          <table:table-cell table:formula="of:=(WEEKDAY([.R34])=WEEKDAY([.R36]))*[.R34]" office:value-type="float" office:value="0" calcext:value-type="float">
            <text:p/>
          </table:table-cell>
          <table:table-cell table:formula="of:=(WEEKDAY([.R34])=WEEKDAY([.S36]))*[.R34]+([.R37]&gt;0)+[.R37]" office:value-type="float" office:value="0" calcext:value-type="float">
            <text:p/>
          </table:table-cell>
          <table:table-cell table:formula="of:=(WEEKDAY([.R34])=WEEKDAY([.T36]))*[.R34]+([.S37]&gt;0)+[.S37]" office:value-type="float" office:value="0" calcext:value-type="float">
            <text:p/>
          </table:table-cell>
          <table:table-cell table:formula="of:=(WEEKDAY([.R34])=WEEKDAY([.U36]))*[.R34]+([.T37]&gt;0)+[.T37]" office:value-type="float" office:value="43132" calcext:value-type="float">
            <text:p>1</text:p>
          </table:table-cell>
          <table:table-cell table:formula="of:=(WEEKDAY([.R34])=WEEKDAY([.V36]))*[.R34]+([.U37]&gt;0)+[.U37]" office:value-type="float" office:value="43133" calcext:value-type="float">
            <text:p>2</text:p>
          </table:table-cell>
          <table:table-cell table:formula="of:=(WEEKDAY([.R34])=WEEKDAY([.W36]))*[.R34]+([.V37]&gt;0)+[.V37]" office:value-type="float" office:value="43134" calcext:value-type="float">
            <text:p>3</text:p>
          </table:table-cell>
          <table:table-cell table:formula="of:=(WEEKDAY([.R34])=WEEKDAY([.X36]))*[.R34]+([.W37]&gt;0)+[.W37]" office:value-type="float" office:value="43135" calcext:value-type="float">
            <text:p>4</text:p>
          </table:table-cell>
          <table:table-cell table:number-columns-repeated="8"/>
        </table:table-row>
        <table:table-row table:style-name="ro5">
          <table:table-cell/>
          <table:table-cell table:style-name="ce2" table:formula="of:=+[.H37]+1" office:value-type="float" office:value="43073" calcext:value-type="float">
            <text:p>4</text:p>
          </table:table-cell>
          <table:table-cell table:style-name="ce2" table:formula="of:=+[.B38]+1" office:value-type="float" office:value="43074" calcext:value-type="float">
            <text:p>5</text:p>
          </table:table-cell>
          <table:table-cell table:style-name="ce2" table:formula="of:=+[.C38]+1" office:value-type="float" office:value="43075" calcext:value-type="float">
            <text:p>6</text:p>
          </table:table-cell>
          <table:table-cell table:style-name="ce2" table:formula="of:=+[.D38]+1" office:value-type="float" office:value="43076" calcext:value-type="float">
            <text:p>7</text:p>
          </table:table-cell>
          <table:table-cell table:style-name="ce2" table:formula="of:=+[.E38]+1" office:value-type="float" office:value="43077" calcext:value-type="float">
            <text:p>8</text:p>
          </table:table-cell>
          <table:table-cell table:style-name="ce2" table:formula="of:=+[.F38]+1" office:value-type="float" office:value="43078" calcext:value-type="float">
            <text:p>9</text:p>
          </table:table-cell>
          <table:table-cell table:style-name="ce2" table:formula="of:=+[.G38]+1" office:value-type="float" office:value="43079" calcext:value-type="float">
            <text:p>10</text:p>
          </table:table-cell>
          <table:table-cell/>
          <table:table-cell table:style-name="ce2" table:formula="of:=+[.P37]+1" office:value-type="float" office:value="43108" calcext:value-type="float">
            <text:p>8</text:p>
          </table:table-cell>
          <table:table-cell table:style-name="ce2" table:formula="of:=+[.J38]+1" office:value-type="float" office:value="43109" calcext:value-type="float">
            <text:p>9</text:p>
          </table:table-cell>
          <table:table-cell table:style-name="ce2" table:formula="of:=+[.K38]+1" office:value-type="float" office:value="43110" calcext:value-type="float">
            <text:p>10</text:p>
          </table:table-cell>
          <table:table-cell table:style-name="ce2" table:formula="of:=+[.L38]+1" office:value-type="float" office:value="43111" calcext:value-type="float">
            <text:p>11</text:p>
          </table:table-cell>
          <table:table-cell table:style-name="ce2" table:formula="of:=+[.M38]+1" office:value-type="float" office:value="43112" calcext:value-type="float">
            <text:p>12</text:p>
          </table:table-cell>
          <table:table-cell table:style-name="ce2" table:formula="of:=+[.N38]+1" office:value-type="float" office:value="43113" calcext:value-type="float">
            <text:p>13</text:p>
          </table:table-cell>
          <table:table-cell table:style-name="ce2" table:formula="of:=+[.O38]+1" office:value-type="float" office:value="43114" calcext:value-type="float">
            <text:p>14</text:p>
          </table:table-cell>
          <table:table-cell/>
          <table:table-cell table:style-name="ce2" table:formula="of:=+[.X37]+1" office:value-type="float" office:value="43136" calcext:value-type="float">
            <text:p>5</text:p>
          </table:table-cell>
          <table:table-cell table:style-name="ce2" table:formula="of:=+[.R38]+1" office:value-type="float" office:value="43137" calcext:value-type="float">
            <text:p>6</text:p>
          </table:table-cell>
          <table:table-cell table:style-name="ce2" table:formula="of:=+[.S38]+1" office:value-type="float" office:value="43138" calcext:value-type="float">
            <text:p>7</text:p>
          </table:table-cell>
          <table:table-cell table:style-name="ce2" table:formula="of:=+[.T38]+1" office:value-type="float" office:value="43139" calcext:value-type="float">
            <text:p>8</text:p>
          </table:table-cell>
          <table:table-cell table:style-name="ce2" table:formula="of:=+[.U38]+1" office:value-type="float" office:value="43140" calcext:value-type="float">
            <text:p>9</text:p>
          </table:table-cell>
          <table:table-cell table:style-name="ce2" table:formula="of:=+[.V38]+1" office:value-type="float" office:value="43141" calcext:value-type="float">
            <text:p>10</text:p>
          </table:table-cell>
          <table:table-cell table:style-name="ce2" table:formula="of:=+[.W38]+1" office:value-type="float" office:value="43142" calcext:value-type="float">
            <text:p>11</text:p>
          </table:table-cell>
          <table:table-cell table:number-columns-repeated="8"/>
        </table:table-row>
        <table:table-row table:style-name="ro5">
          <table:table-cell/>
          <table:table-cell table:style-name="ce2" table:formula="of:=+[.H38]+1" office:value-type="float" office:value="43080" calcext:value-type="float">
            <text:p>11</text:p>
          </table:table-cell>
          <table:table-cell table:style-name="ce2" table:formula="of:=+[.B39]+1" office:value-type="float" office:value="43081" calcext:value-type="float">
            <text:p>12</text:p>
          </table:table-cell>
          <table:table-cell table:style-name="ce2" table:formula="of:=+[.C39]+1" office:value-type="float" office:value="43082" calcext:value-type="float">
            <text:p>13</text:p>
          </table:table-cell>
          <table:table-cell table:style-name="ce2" table:formula="of:=+[.D39]+1" office:value-type="float" office:value="43083" calcext:value-type="float">
            <text:p>14</text:p>
          </table:table-cell>
          <table:table-cell table:style-name="ce2" table:formula="of:=+[.E39]+1" office:value-type="float" office:value="43084" calcext:value-type="float">
            <text:p>15</text:p>
          </table:table-cell>
          <table:table-cell table:style-name="ce2" table:formula="of:=+[.F39]+1" office:value-type="float" office:value="43085" calcext:value-type="float">
            <text:p>16</text:p>
          </table:table-cell>
          <table:table-cell table:style-name="ce2" table:formula="of:=+[.G39]+1" office:value-type="float" office:value="43086" calcext:value-type="float">
            <text:p>17</text:p>
          </table:table-cell>
          <table:table-cell/>
          <table:table-cell table:style-name="ce2" table:formula="of:=+[.P38]+1" office:value-type="float" office:value="43115" calcext:value-type="float">
            <text:p>15</text:p>
          </table:table-cell>
          <table:table-cell table:style-name="ce2" table:formula="of:=+[.J39]+1" office:value-type="float" office:value="43116" calcext:value-type="float">
            <text:p>16</text:p>
          </table:table-cell>
          <table:table-cell table:style-name="ce2" table:formula="of:=+[.K39]+1" office:value-type="float" office:value="43117" calcext:value-type="float">
            <text:p>17</text:p>
          </table:table-cell>
          <table:table-cell table:style-name="ce2" table:formula="of:=+[.L39]+1" office:value-type="float" office:value="43118" calcext:value-type="float">
            <text:p>18</text:p>
          </table:table-cell>
          <table:table-cell table:style-name="ce2" table:formula="of:=+[.M39]+1" office:value-type="float" office:value="43119" calcext:value-type="float">
            <text:p>19</text:p>
          </table:table-cell>
          <table:table-cell table:style-name="ce2" table:formula="of:=+[.N39]+1" office:value-type="float" office:value="43120" calcext:value-type="float">
            <text:p>20</text:p>
          </table:table-cell>
          <table:table-cell table:style-name="ce2" table:formula="of:=+[.O39]+1" office:value-type="float" office:value="43121" calcext:value-type="float">
            <text:p>21</text:p>
          </table:table-cell>
          <table:table-cell/>
          <table:table-cell table:style-name="ce2" table:formula="of:=+[.X38]+1" office:value-type="float" office:value="43143" calcext:value-type="float">
            <text:p>12</text:p>
          </table:table-cell>
          <table:table-cell table:style-name="ce2" table:formula="of:=+[.R39]+1" office:value-type="float" office:value="43144" calcext:value-type="float">
            <text:p>13</text:p>
          </table:table-cell>
          <table:table-cell table:style-name="ce2" table:formula="of:=+[.S39]+1" office:value-type="float" office:value="43145" calcext:value-type="float">
            <text:p>14</text:p>
          </table:table-cell>
          <table:table-cell table:style-name="ce2" table:formula="of:=+[.T39]+1" office:value-type="float" office:value="43146" calcext:value-type="float">
            <text:p>15</text:p>
          </table:table-cell>
          <table:table-cell table:style-name="ce2" table:formula="of:=+[.U39]+1" office:value-type="float" office:value="43147" calcext:value-type="float">
            <text:p>16</text:p>
          </table:table-cell>
          <table:table-cell table:style-name="ce2" table:formula="of:=+[.V39]+1" office:value-type="float" office:value="43148" calcext:value-type="float">
            <text:p>17</text:p>
          </table:table-cell>
          <table:table-cell table:style-name="ce2" table:formula="of:=+[.W39]+1" office:value-type="float" office:value="43149" calcext:value-type="float">
            <text:p>18</text:p>
          </table:table-cell>
          <table:table-cell table:number-columns-repeated="8"/>
        </table:table-row>
        <table:table-row table:style-name="ro5">
          <table:table-cell/>
          <table:table-cell table:style-name="ce2" table:formula="of:=+[.H39]+1" office:value-type="float" office:value="43087" calcext:value-type="float">
            <text:p>18</text:p>
          </table:table-cell>
          <table:table-cell table:style-name="ce2" table:formula="of:=+[.B40]+1" office:value-type="float" office:value="43088" calcext:value-type="float">
            <text:p>19</text:p>
          </table:table-cell>
          <table:table-cell table:style-name="ce2" table:formula="of:=+[.C40]+1" office:value-type="float" office:value="43089" calcext:value-type="float">
            <text:p>20</text:p>
          </table:table-cell>
          <table:table-cell table:style-name="ce2" table:formula="of:=+[.D40]+1" office:value-type="float" office:value="43090" calcext:value-type="float">
            <text:p>21</text:p>
          </table:table-cell>
          <table:table-cell table:style-name="ce2" table:formula="of:=+[.E40]+1" office:value-type="float" office:value="43091" calcext:value-type="float">
            <text:p>22</text:p>
          </table:table-cell>
          <table:table-cell table:style-name="ce2" table:formula="of:=+[.F40]+1" office:value-type="float" office:value="43092" calcext:value-type="float">
            <text:p>23</text:p>
          </table:table-cell>
          <table:table-cell table:style-name="ce2" table:formula="of:=+[.G40]+1" office:value-type="float" office:value="43093" calcext:value-type="float">
            <text:p>24</text:p>
          </table:table-cell>
          <table:table-cell/>
          <table:table-cell table:style-name="ce2" table:formula="of:=+[.P39]+1" office:value-type="float" office:value="43122" calcext:value-type="float">
            <text:p>22</text:p>
          </table:table-cell>
          <table:table-cell table:style-name="ce2" table:formula="of:=+[.J40]+1" office:value-type="float" office:value="43123" calcext:value-type="float">
            <text:p>23</text:p>
          </table:table-cell>
          <table:table-cell table:style-name="ce2" table:formula="of:=+[.K40]+1" office:value-type="float" office:value="43124" calcext:value-type="float">
            <text:p>24</text:p>
          </table:table-cell>
          <table:table-cell table:style-name="ce2" table:formula="of:=+[.L40]+1" office:value-type="float" office:value="43125" calcext:value-type="float">
            <text:p>25</text:p>
          </table:table-cell>
          <table:table-cell table:style-name="ce2" table:formula="of:=+[.M40]+1" office:value-type="float" office:value="43126" calcext:value-type="float">
            <text:p>26</text:p>
          </table:table-cell>
          <table:table-cell table:style-name="ce2" table:formula="of:=+[.N40]+1" office:value-type="float" office:value="43127" calcext:value-type="float">
            <text:p>27</text:p>
          </table:table-cell>
          <table:table-cell table:style-name="ce2" table:formula="of:=+[.O40]+1" office:value-type="float" office:value="43128" calcext:value-type="float">
            <text:p>28</text:p>
          </table:table-cell>
          <table:table-cell/>
          <table:table-cell table:style-name="ce2" table:formula="of:=+[.X39]+1" office:value-type="float" office:value="43150" calcext:value-type="float">
            <text:p>19</text:p>
          </table:table-cell>
          <table:table-cell table:style-name="ce2" table:formula="of:=+[.R40]+1" office:value-type="float" office:value="43151" calcext:value-type="float">
            <text:p>20</text:p>
          </table:table-cell>
          <table:table-cell table:style-name="ce2" table:formula="of:=+[.S40]+1" office:value-type="float" office:value="43152" calcext:value-type="float">
            <text:p>21</text:p>
          </table:table-cell>
          <table:table-cell table:style-name="ce2" table:formula="of:=+[.T40]+1" office:value-type="float" office:value="43153" calcext:value-type="float">
            <text:p>22</text:p>
          </table:table-cell>
          <table:table-cell table:style-name="ce2" table:formula="of:=+[.U40]+1" office:value-type="float" office:value="43154" calcext:value-type="float">
            <text:p>23</text:p>
          </table:table-cell>
          <table:table-cell table:style-name="ce2" table:formula="of:=+[.V40]+1" office:value-type="float" office:value="43155" calcext:value-type="float">
            <text:p>24</text:p>
          </table:table-cell>
          <table:table-cell table:style-name="ce2" table:formula="of:=+[.W40]+1" office:value-type="float" office:value="43156" calcext:value-type="float">
            <text:p>25</text:p>
          </table:table-cell>
          <table:table-cell table:number-columns-repeated="8"/>
        </table:table-row>
        <table:table-row table:style-name="ro5">
          <table:table-cell/>
          <table:table-cell table:formula="of:=(AND([.H40];MONTH([.H40]+1)=MONTH([.B34])))*([.H40]+1)" office:value-type="float" office:value="43094" calcext:value-type="float">
            <text:p>25</text:p>
          </table:table-cell>
          <table:table-cell table:formula="of:=(AND([.B41];MONTH([.B41]+1)=MONTH([.B34])))*([.B41]+1)" office:value-type="float" office:value="43095" calcext:value-type="float">
            <text:p>26</text:p>
          </table:table-cell>
          <table:table-cell table:formula="of:=(AND([.C41];MONTH([.C41]+1)=MONTH([.B34])))*([.C41]+1)" office:value-type="float" office:value="43096" calcext:value-type="float">
            <text:p>27</text:p>
          </table:table-cell>
          <table:table-cell table:formula="of:=(AND([.D41];MONTH([.D41]+1)=MONTH([.B34])))*([.D41]+1)" office:value-type="float" office:value="43097" calcext:value-type="float">
            <text:p>28</text:p>
          </table:table-cell>
          <table:table-cell table:formula="of:=(AND([.E41];MONTH([.E41]+1)=MONTH([.B34])))*([.E41]+1)" office:value-type="float" office:value="43098" calcext:value-type="float">
            <text:p>29</text:p>
          </table:table-cell>
          <table:table-cell table:formula="of:=(AND([.F41];MONTH([.F41]+1)=MONTH([.B34])))*([.F41]+1)" office:value-type="float" office:value="43099" calcext:value-type="float">
            <text:p>30</text:p>
          </table:table-cell>
          <table:table-cell table:formula="of:=(AND([.G41];MONTH([.G41]+1)=MONTH([.B34])))*([.G41]+1)" office:value-type="float" office:value="43100" calcext:value-type="float">
            <text:p>31</text:p>
          </table:table-cell>
          <table:table-cell/>
          <table:table-cell table:formula="of:=(AND([.P40];MONTH([.P40]+1)=MONTH([.J34])))*([.P40]+1)" office:value-type="float" office:value="43129" calcext:value-type="float">
            <text:p>29</text:p>
          </table:table-cell>
          <table:table-cell table:formula="of:=(AND([.J41];MONTH([.J41]+1)=MONTH([.J34])))*([.J41]+1)" office:value-type="float" office:value="43130" calcext:value-type="float">
            <text:p>30</text:p>
          </table:table-cell>
          <table:table-cell table:formula="of:=(AND([.K41];MONTH([.K41]+1)=MONTH([.J34])))*([.K41]+1)" office:value-type="float" office:value="43131" calcext:value-type="float">
            <text:p>31</text:p>
          </table:table-cell>
          <table:table-cell table:formula="of:=(AND([.L41];MONTH([.L41]+1)=MONTH([.J34])))*([.L41]+1)" office:value-type="float" office:value="0" calcext:value-type="float">
            <text:p/>
          </table:table-cell>
          <table:table-cell table:formula="of:=(AND([.M41];MONTH([.M41]+1)=MONTH([.J34])))*([.M41]+1)" office:value-type="float" office:value="0" calcext:value-type="float">
            <text:p/>
          </table:table-cell>
          <table:table-cell table:formula="of:=(AND([.N41];MONTH([.N41]+1)=MONTH([.J34])))*([.N41]+1)" office:value-type="float" office:value="0" calcext:value-type="float">
            <text:p/>
          </table:table-cell>
          <table:table-cell table:formula="of:=(AND([.O41];MONTH([.O41]+1)=MONTH([.J34])))*([.O41]+1)" office:value-type="float" office:value="0" calcext:value-type="float">
            <text:p/>
          </table:table-cell>
          <table:table-cell/>
          <table:table-cell table:formula="of:=(AND([.X40];MONTH([.X40]+1)=MONTH([.R34])))*([.X40]+1)" office:value-type="float" office:value="43157" calcext:value-type="float">
            <text:p>26</text:p>
          </table:table-cell>
          <table:table-cell table:formula="of:=(AND([.R41];MONTH([.R41]+1)=MONTH([.R34])))*([.R41]+1)" office:value-type="float" office:value="43158" calcext:value-type="float">
            <text:p>27</text:p>
          </table:table-cell>
          <table:table-cell table:formula="of:=(AND([.S41];MONTH([.S41]+1)=MONTH([.R34])))*([.S41]+1)" office:value-type="float" office:value="43159" calcext:value-type="float">
            <text:p>28</text:p>
          </table:table-cell>
          <table:table-cell table:formula="of:=(AND([.T41];MONTH([.T41]+1)=MONTH([.R34])))*([.T41]+1)" office:value-type="float" office:value="0" calcext:value-type="float">
            <text:p/>
          </table:table-cell>
          <table:table-cell table:formula="of:=(AND([.U41];MONTH([.U41]+1)=MONTH([.R34])))*([.U41]+1)" office:value-type="float" office:value="0" calcext:value-type="float">
            <text:p/>
          </table:table-cell>
          <table:table-cell table:formula="of:=(AND([.V41];MONTH([.V41]+1)=MONTH([.R34])))*([.V41]+1)" office:value-type="float" office:value="0" calcext:value-type="float">
            <text:p/>
          </table:table-cell>
          <table:table-cell table:formula="of:=(AND([.W41];MONTH([.W41]+1)=MONTH([.R34])))*([.W41]+1)" office:value-type="float" office:value="0" calcext:value-type="float">
            <text:p/>
          </table:table-cell>
          <table:table-cell table:number-columns-repeated="8"/>
        </table:table-row>
        <table:table-row table:style-name="ro5">
          <table:table-cell/>
          <table:table-cell table:formula="of:=(AND([.H41];MONTH([.H41]+1)=MONTH([.B34])))*([.H41]+1)" office:value-type="float" office:value="0" calcext:value-type="float">
            <text:p/>
          </table:table-cell>
          <table:table-cell table:formula="of:=(AND([.B42];MONTH([.B42]+1)=MONTH([.B34])))*([.B42]+1)" office:value-type="float" office:value="0" calcext:value-type="float">
            <text:p/>
          </table:table-cell>
          <table:table-cell table:formula="of:=(AND([.C42];MONTH([.C42]+1)=MONTH([.B34])))*([.C42]+1)" office:value-type="float" office:value="0" calcext:value-type="float">
            <text:p/>
          </table:table-cell>
          <table:table-cell table:formula="of:=(AND([.D42];MONTH([.D42]+1)=MONTH([.B34])))*([.D42]+1)" office:value-type="float" office:value="0" calcext:value-type="float">
            <text:p/>
          </table:table-cell>
          <table:table-cell table:formula="of:=(AND([.E42];MONTH([.E42]+1)=MONTH([.B34])))*([.E42]+1)" office:value-type="float" office:value="0" calcext:value-type="float">
            <text:p/>
          </table:table-cell>
          <table:table-cell table:formula="of:=(AND([.F42];MONTH([.F42]+1)=MONTH([.B34])))*([.F42]+1)" office:value-type="float" office:value="0" calcext:value-type="float">
            <text:p/>
          </table:table-cell>
          <table:table-cell table:formula="of:=(AND([.G42];MONTH([.G42]+1)=MONTH([.B34])))*([.G42]+1)" office:value-type="float" office:value="0" calcext:value-type="float">
            <text:p/>
          </table:table-cell>
          <table:table-cell/>
          <table:table-cell table:formula="of:=(AND([.P41];MONTH([.P41]+1)=MONTH([.J34])))*([.P41]+1)" office:value-type="float" office:value="0" calcext:value-type="float">
            <text:p/>
          </table:table-cell>
          <table:table-cell table:formula="of:=(AND([.J42];MONTH([.J42]+1)=MONTH([.J34])))*([.J42]+1)" office:value-type="float" office:value="0" calcext:value-type="float">
            <text:p/>
          </table:table-cell>
          <table:table-cell table:formula="of:=(AND([.K42];MONTH([.K42]+1)=MONTH([.J34])))*([.K42]+1)" office:value-type="float" office:value="0" calcext:value-type="float">
            <text:p/>
          </table:table-cell>
          <table:table-cell table:formula="of:=(AND([.L42];MONTH([.L42]+1)=MONTH([.J34])))*([.L42]+1)" office:value-type="float" office:value="0" calcext:value-type="float">
            <text:p/>
          </table:table-cell>
          <table:table-cell table:formula="of:=(AND([.M42];MONTH([.M42]+1)=MONTH([.J34])))*([.M42]+1)" office:value-type="float" office:value="0" calcext:value-type="float">
            <text:p/>
          </table:table-cell>
          <table:table-cell table:formula="of:=(AND([.N42];MONTH([.N42]+1)=MONTH([.J34])))*([.N42]+1)" office:value-type="float" office:value="0" calcext:value-type="float">
            <text:p/>
          </table:table-cell>
          <table:table-cell table:formula="of:=(AND([.O42];MONTH([.O42]+1)=MONTH([.J34])))*([.O42]+1)" office:value-type="float" office:value="0" calcext:value-type="float">
            <text:p/>
          </table:table-cell>
          <table:table-cell/>
          <table:table-cell table:formula="of:=(AND([.X41];MONTH([.X41]+1)=MONTH([.R34])))*([.X41]+1)" office:value-type="float" office:value="0" calcext:value-type="float">
            <text:p/>
          </table:table-cell>
          <table:table-cell table:formula="of:=(AND([.R42];MONTH([.R42]+1)=MONTH([.R34])))*([.R42]+1)" office:value-type="float" office:value="0" calcext:value-type="float">
            <text:p/>
          </table:table-cell>
          <table:table-cell table:formula="of:=(AND([.S42];MONTH([.S42]+1)=MONTH([.R34])))*([.S42]+1)" office:value-type="float" office:value="0" calcext:value-type="float">
            <text:p/>
          </table:table-cell>
          <table:table-cell table:formula="of:=(AND([.T42];MONTH([.T42]+1)=MONTH([.R34])))*([.T42]+1)" office:value-type="float" office:value="0" calcext:value-type="float">
            <text:p/>
          </table:table-cell>
          <table:table-cell table:formula="of:=(AND([.U42];MONTH([.U42]+1)=MONTH([.R34])))*([.U42]+1)" office:value-type="float" office:value="0" calcext:value-type="float">
            <text:p/>
          </table:table-cell>
          <table:table-cell table:formula="of:=(AND([.V42];MONTH([.V42]+1)=MONTH([.R34])))*([.V42]+1)" office:value-type="float" office:value="0" calcext:value-type="float">
            <text:p/>
          </table:table-cell>
          <table:table-cell table:formula="of:=(AND([.W42];MONTH([.W42]+1)=MONTH([.R34])))*([.W42]+1)" office:value-type="float" office:value="0" calcext:value-type="float">
            <text:p/>
          </table:table-cell>
          <table:table-cell table:number-columns-repeated="8"/>
        </table:table-row>
        <calcext:conditional-formats>
          <calcext:conditional-format calcext:target-range-address="Calendar.B7:Calendar.H12 Calendar.J7:Calendar.P12 Calendar.R7:Calendar.X12 Calendar.B17:Calendar.H22 Calendar.J17:Calendar.P22 Calendar.R17:Calendar.X22 Calendar.B27:Calendar.H32 Calendar.J27:Calendar.P32 Calendar.R27:Calendar.X32 Calendar.B37:Calendar.H42 Calendar.J37:Calendar.P42 Calendar.R37:Calendar.X42">
            <calcext:condition calcext:apply-style-name="Weekend" calcext:value="formula-is(AND([.A1]&gt;0;NOT(AND([.A1]=TODAY();[Configuration.$D$16]));VLOOKUP(WEEKDAY([.A1]);[Configuration.$C$7:.$F$13];3)))" calcext:base-cell-address="Calendar.A1"/>
            <calcext:condition calcext:apply-style-name="Weekend Today" calcext:value="formula-is(AND([.A1]&gt;0;[Configuration.$D$16];VLOOKUP(WEEKDAY([.A1]);[Configuration.$C$7:.$F$13];3)))" calcext:base-cell-address="Calendar.A1"/>
          </calcext:conditional-format>
          <calcext:conditional-format calcext:target-range-address="Calendar.B7:Calendar.H12 Calendar.J7:Calendar.P12 Calendar.R7:Calendar.X12 Calendar.B17:Calendar.H22 Calendar.J17:Calendar.P22 Calendar.R17:Calendar.X22 Calendar.B27:Calendar.H32 Calendar.J27:Calendar.P32 Calendar.R27:Calendar.X32 Calendar.B37:Calendar.H42 Calendar.J37:Calendar.P42 Calendar.R37:Calendar.X42">
            <calcext:condition calcext:apply-style-name="Weekend" calcext:value="formula-is(AND(NOT(AND([.A1]=TODAY();[Configuration.$D$16]));ISNUMBER(MATCH(TEXT(YEAR([.A1]);&quot;0000&quot;) &amp; &quot;-&quot; &amp; TEXT(MONTH([.A1]);&quot;00&quot;) &amp; &quot;-&quot; &amp; TEXT(DAY([.A1]);&quot;00&quot;);[Dates.$A$2:.$A$1096];0))))" calcext:base-cell-address="Calendar.A1"/>
            <calcext:condition calcext:apply-style-name="Weekend Today" calcext:value="formula-is(AND([Configuration.$D$16];ISNUMBER(MATCH(TEXT(YEAR([.A1]);&quot;0000&quot;) &amp; &quot;-&quot; &amp; TEXT(MONTH([.A1]);&quot;00&quot;) &amp; &quot;-&quot; &amp; TEXT(DAY([.A1]);&quot;00&quot;);[Dates.$A$2:.$A$1096];0))))" calcext:base-cell-address="Calendar.A1"/>
          </calcext:conditional-format>
          <calcext:conditional-format calcext:target-range-address="Calendar.B7:Calendar.H12 Calendar.J7:Calendar.P12 Calendar.R7:Calendar.X12 Calendar.B17:Calendar.H22 Calendar.J17:Calendar.P22 Calendar.R17:Calendar.X22 Calendar.B27:Calendar.H32 Calendar.J27:Calendar.P32 Calendar.R27:Calendar.X32 Calendar.B37:Calendar.H42 Calendar.J37:Calendar.P42 Calendar.R37:Calendar.X42">
            <calcext:condition calcext:apply-style-name="Today" calcext:value="formula-is(AND([Configuration.$D$16];[.A1]=TODAY()))" calcext:base-cell-address="Calendar.A1"/>
          </calcext:conditional-format>
          <calcext:conditional-format calcext:target-range-address="Calendar.B7:Calendar.H7 Calendar.B11:Calendar.H11 Calendar.B12:Calendar.H12 Calendar.J7:Calendar.P7 Calendar.J11:Calendar.P11 Calendar.J12:Calendar.P12 Calendar.R7:Calendar.X7 Calendar.R11:Calendar.X11 Calendar.R12:Calendar.X12 Calendar.B17:Calendar.H17 Calendar.B21:Calendar.H21 Calendar.B22:Calendar.H22 Calendar.J17:Calendar.P17 Calendar.J21:Calendar.P21 Calendar.J22:Calendar.P22 Calendar.R17:Calendar.X17 Calendar.R21:Calendar.X21 Calendar.R22:Calendar.X22 Calendar.B27:Calendar.H27 Calendar.B31:Calendar.H31 Calendar.B32:Calendar.H32 Calendar.J27:Calendar.P27 Calendar.J31:Calendar.P31 Calendar.J32:Calendar.P32 Calendar.R27:Calendar.X27 Calendar.R31:Calendar.X31 Calendar.R32:Calendar.X32 Calendar.B37:Calendar.H37 Calendar.B41:Calendar.H41 Calendar.B42:Calendar.H42 Calendar.J37:Calendar.P37 Calendar.J41:Calendar.P41 Calendar.J42:Calendar.P42 Calendar.R37:Calendar.X37 Calendar.R41:Calendar.X41 Calendar.R42:Calendar.X42">
            <calcext:condition calcext:apply-style-name="Day Out" calcext:value="formula-is([.A1]=0)" calcext:base-cell-address="Calendar.A1"/>
          </calcext:conditional-format>
        </calcext:conditional-formats>
      </table:table>
      <table:table table:name="Dat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5" office:value-type="string" calcext:value-type="string">
            <text:p>Calendar</text:p>
          </table:table-cell>
          <table:table-cell table:style-name="ce6" office:value-type="string" calcext:value-type="string">
            <text:p>Event</text:p>
          </table:table-cell>
          <table:table-cell table:style-name="ce7" table:formula="of:=&quot;Dates.$A$2:$A&quot; &amp; TEXT([.E1];&quot;#&quot;)" office:value-type="string" office:string-value="Dates.$A$2:$A4" calcext:value-type="string">
            <text:p>Dates.$A$2:$A4</text:p>
          </table:table-cell>
          <table:table-cell table:style-name="ce8" table:number-matrix-columns-spanned="1" table:number-matrix-rows-spanned="1" table:formula="of:=MAX(IF(ISBLANK([.$A$2:.$A$5000]);0;ROW([.$A$2:.$A$5000])))"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<text:a xlink:href="relatorio://for%20each=%22key%20in%20sorted(ocurrences)%22" xlink:type="simple">for each="key in sorted(ocurrences)"</text:a></text:p>
          </table:table-cell>
          <table:table-cell table:number-columns-repeated="4"/>
        </table:table-row>
        <table:table-row table:style-name="ro7">
          <table:table-cell table:style-name="ce4" office:value-type="string" calcext:value-type="string">
            <text:p><text:a xlink:href="relatorio://key" xlink:type="simple">key</text:a></text:p>
          </table:table-cell>
          <table:table-cell office:value-type="string" calcext:value-type="string">
            <text:p><text:a xlink:href="relatorio://ocurrences[key][0][0]" xlink:type="simple">ocurrences[key][0][0]</text:a></text:p>
          </table:table-cell>
          <table:table-cell office:value-type="string" calcext:value-type="string">
            <text:p><text:a xlink:href="relatorio://ocurrences[key][0][1]" xlink:type="simple">ocurrences[key][0][1]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relatorio:///for" xlink:type="simple">/for</text:a></text:p>
          </table:table-cell>
          <table:table-cell table:number-columns-repeated="4"/>
        </table:table-row>
      </table:table>
      <table:table table:name="Configuration" table:style-name="ta1" table:protected="true">
        <table:table-protection table:select-protected-cells="true" table:select-unprotected-cells="true"/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V1" form:control-implementation="ooo:com.sun.star.form.component.CheckBox" xml:id="control1" form:id="control1" form:linked-cell="Configuration.E7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2" form:control-implementation="ooo:com.sun.star.form.component.CheckBox" xml:id="control2" form:id="control2" form:linked-cell="Configuration.E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3" form:control-implementation="ooo:com.sun.star.form.component.CheckBox" xml:id="control3" form:id="control3" form:linked-cell="Configuration.E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4" form:control-implementation="ooo:com.sun.star.form.component.CheckBox" xml:id="control4" form:id="control4" form:linked-cell="Configuration.E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5" form:control-implementation="ooo:com.sun.star.form.component.CheckBox" xml:id="control5" form:id="control5" form:linked-cell="Configuration.E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6" form:control-implementation="ooo:com.sun.star.form.component.CheckBox" xml:id="control6" form:id="control6" form:linked-cell="Configuration.E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7" form:control-implementation="ooo:com.sun.star.form.component.CheckBox" xml:id="control7" form:id="control7" form:linked-cell="Configuration.E13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8" form:control-implementation="ooo:com.sun.star.form.component.CheckBox" xml:id="control8" form:id="control8" form:linked-cell="Configuration.D16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ombobox form:name="CC1" form:control-implementation="ooo:com.sun.star.form.component.ComboBox" xml:id="control9" form:id="control9" form:dropdown="true" form:size="20" form:convert-empty-to-null="true" form:list-source-type="table" form:linked-cell="Configuration.D3" form:source-cell-range="Configuration.D7:Configuration.D13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"/>
              </form:properties>
            </form:combobox>
          </form:form>
        </office:forms>
        <table:table-column table:style-name="co7" table:default-cell-style-name="ce9"/>
        <table:table-column table:style-name="co7" table:default-cell-style-name="ce11"/>
        <table:table-column table:style-name="co8" table:default-cell-style-name="ce9"/>
        <table:table-column table:style-name="co1" table:default-cell-style-name="ce9"/>
        <table:table-column table:style-name="co7" table:number-columns-repeated="2" table:default-cell-style-name="ce9"/>
        <table:table-column table:style-name="co1" table:number-columns-repeated="9" table:default-cell-style-name="ce9"/>
        <table:table-row table:style-name="ro1">
          <table:table-cell/>
          <table:table-cell table:style-name="ce9"/>
          <table:table-cell table:number-columns-repeated="13"/>
        </table:table-row>
        <table:table-row table:style-name="ro1">
          <table:table-cell/>
          <table:table-cell table:style-name="ce10"/>
          <table:table-cell table:style-name="ce13" table:number-columns-repeated="3"/>
          <table:table-cell table:style-name="ce2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. First day of week</text:p>
            <draw:control table:end-cell-address="Configuration.E3" table:end-x="0.026cm" table:end-y="0.4cm" draw:z-index="8" draw:style-name="gr1" draw:text-style-name="P1" svg:width="2.3cm" svg:height="0.4cm" svg:x="3.455cm" svg:y="0cm" draw:control="control9"/>
          </table:table-cell>
          <table:table-cell table:style-name="ce16" office:value-type="string" calcext:value-type="string">
            <text:p>lun</text:p>
          </table:table-cell>
          <table:table-cell table:style-name="ce19"/>
          <table:table-cell table:style-name="ce23"/>
          <table:table-cell table:number-columns-repeated="9"/>
        </table:table-row>
        <table:table-row table:style-name="ro1">
          <table:table-cell/>
          <table:table-cell table:style-name="ce12"/>
          <table:table-cell table:style-name="ce14" table:number-columns-repeated="3"/>
          <table:table-cell table:style-name="ce24"/>
          <table:table-cell table:number-columns-repeated="9"/>
        </table:table-row>
        <table:table-row table:style-name="ro1">
          <table:table-cell/>
          <table:table-cell table:style-name="ce10"/>
          <table:table-cell table:style-name="ce13" table:number-columns-repeated="3"/>
          <table:table-cell table:style-name="ce2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. Mark as holidays</text:p>
          </table:table-cell>
          <table:table-cell table:number-columns-repeated="2"/>
          <table:table-cell table:style-name="ce23"/>
          <table:table-cell table:number-columns-repeated="9"/>
        </table:table-row>
        <table:table-row table:style-name="ro1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7" table:formula="of:=TEXT([.C7];&quot;DDD&quot;)" office:value-type="string" office:string-value="dom" calcext:value-type="string">
            <text:p>dom</text:p>
          </table:table-cell>
          <table:table-cell table:style-name="ce20" office:value-type="boolean" office:boolean-value="true" calcext:value-type="boolean">
            <text:p>VERDADERO</text:p>
            <draw:control table:end-cell-address="Configuration.E7" table:end-x="0.513cm" table:end-y="0.391cm" draw:z-index="0" draw:style-name="gr2" draw:text-style-name="P1" svg:width="0.3cm" svg:height="0.3cm" svg:x="0.213cm" svg:y="0.091cm" draw:control="control1"/>
          </table:table-cell>
          <table:table-cell table:style-name="ce25" table:formula="of:=[.C7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 table:formula="of:=IF([.C7]&lt;7;[.C7]+1;1)" office:value-type="float" office:value="2" calcext:value-type="float">
            <text:p>2</text:p>
          </table:table-cell>
          <table:table-cell table:style-name="ce17" table:formula="of:=TEXT([.C8];&quot;DDD&quot;)" office:value-type="string" office:string-value="lun" calcext:value-type="string">
            <text:p>lun</text:p>
          </table:table-cell>
          <table:table-cell table:style-name="ce21" office:value-type="boolean" office:boolean-value="false" calcext:value-type="boolean">
            <text:p>FALSO</text:p>
            <draw:control table:end-cell-address="Configuration.E8" table:end-x="0.513cm" table:end-y="0.362cm" draw:z-index="1" draw:style-name="gr2" draw:text-style-name="P1" svg:width="0.3cm" svg:height="0.296cm" svg:x="0.213cm" svg:y="0.068cm" draw:control="control2"/>
          </table:table-cell>
          <table:table-cell table:style-name="ce25" table:formula="of:=[.C8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 table:formula="of:=IF([.C8]&lt;7;[.C8]+1;1)" office:value-type="float" office:value="3" calcext:value-type="float">
            <text:p>3</text:p>
          </table:table-cell>
          <table:table-cell table:style-name="ce17" table:formula="of:=TEXT([.C9];&quot;DDD&quot;)" office:value-type="string" office:string-value="mar" calcext:value-type="string">
            <text:p>mar</text:p>
          </table:table-cell>
          <table:table-cell table:style-name="ce21" office:value-type="boolean" office:boolean-value="false" calcext:value-type="boolean">
            <text:p>FALSO</text:p>
            <draw:control table:end-cell-address="Configuration.E9" table:end-x="0.512cm" table:end-y="0.347cm" draw:z-index="2" draw:style-name="gr2" draw:text-style-name="P1" svg:width="0.3cm" svg:height="0.3cm" svg:x="0.212cm" svg:y="0.047cm" draw:control="control3"/>
          </table:table-cell>
          <table:table-cell table:style-name="ce25" table:formula="of:=[.C9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 table:formula="of:=IF([.C9]&lt;7;[.C9]+1;1)" office:value-type="float" office:value="4" calcext:value-type="float">
            <text:p>4</text:p>
          </table:table-cell>
          <table:table-cell table:style-name="ce17" table:formula="of:=TEXT([.C10];&quot;DDD&quot;)" office:value-type="string" office:string-value="mié" calcext:value-type="string">
            <text:p>mié</text:p>
          </table:table-cell>
          <table:table-cell table:style-name="ce21" office:value-type="boolean" office:boolean-value="false" calcext:value-type="boolean">
            <text:p>FALSO</text:p>
            <draw:control table:end-cell-address="Configuration.E10" table:end-x="0.513cm" table:end-y="0.346cm" draw:z-index="3" draw:style-name="gr2" draw:text-style-name="P1" svg:width="0.3cm" svg:height="0.3cm" svg:x="0.213cm" svg:y="0.046cm" draw:control="control4"/>
          </table:table-cell>
          <table:table-cell table:style-name="ce25" table:formula="of:=[.C10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 table:formula="of:=IF([.C10]&lt;7;[.C10]+1;1)" office:value-type="float" office:value="5" calcext:value-type="float">
            <text:p>5</text:p>
          </table:table-cell>
          <table:table-cell table:style-name="ce17" table:formula="of:=TEXT([.C11];&quot;DDD&quot;)" office:value-type="string" office:string-value="jue" calcext:value-type="string">
            <text:p>jue</text:p>
          </table:table-cell>
          <table:table-cell table:style-name="ce21" office:value-type="boolean" office:boolean-value="false" calcext:value-type="boolean">
            <text:p>FALSO</text:p>
            <draw:control table:end-cell-address="Configuration.E11" table:end-x="0.512cm" table:end-y="0.384cm" draw:z-index="4" draw:style-name="gr2" draw:text-style-name="P1" svg:width="0.3cm" svg:height="0.296cm" svg:x="0.212cm" svg:y="0.09cm" draw:control="control5"/>
          </table:table-cell>
          <table:table-cell table:style-name="ce25" table:formula="of:=[.C11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 table:formula="of:=IF([.C11]&lt;7;[.C11]+1;1)" office:value-type="float" office:value="6" calcext:value-type="float">
            <text:p>6</text:p>
          </table:table-cell>
          <table:table-cell table:style-name="ce17" table:formula="of:=TEXT([.C12];&quot;DDD&quot;)" office:value-type="string" office:string-value="vie" calcext:value-type="string">
            <text:p>vie</text:p>
          </table:table-cell>
          <table:table-cell table:style-name="ce21" office:value-type="boolean" office:boolean-value="false" calcext:value-type="boolean">
            <text:p>FALSO</text:p>
            <draw:control table:end-cell-address="Configuration.E12" table:end-x="0.513cm" table:end-y="0.391cm" draw:z-index="5" draw:style-name="gr2" draw:text-style-name="P1" svg:width="0.3cm" svg:height="0.3cm" svg:x="0.213cm" svg:y="0.091cm" draw:control="control6"/>
          </table:table-cell>
          <table:table-cell table:style-name="ce25" table:formula="of:=[.C12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 table:formula="of:=IF([.C12]&lt;7;[.C12]+1;1)" office:value-type="float" office:value="7" calcext:value-type="float">
            <text:p>7</text:p>
          </table:table-cell>
          <table:table-cell table:style-name="ce17" table:formula="of:=TEXT([.C13];&quot;DDD&quot;)" office:value-type="string" office:string-value="sáb" calcext:value-type="string">
            <text:p>sáb</text:p>
          </table:table-cell>
          <table:table-cell table:style-name="ce21" office:value-type="boolean" office:boolean-value="true" calcext:value-type="boolean">
            <text:p>VERDADERO</text:p>
            <draw:control table:end-cell-address="Configuration.E13" table:end-x="0.512cm" table:end-y="0.361cm" draw:z-index="6" draw:style-name="gr2" draw:text-style-name="P1" svg:width="0.3cm" svg:height="0.296cm" svg:x="0.212cm" svg:y="0.067cm" draw:control="control7"/>
          </table:table-cell>
          <table:table-cell table:style-name="ce25" table:formula="of:=[.C13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table:style-name="ce12"/>
          <table:table-cell table:style-name="ce14" table:number-columns-repeated="3"/>
          <table:table-cell table:style-name="ce24"/>
          <table:table-cell table:number-columns-repeated="9"/>
        </table:table-row>
        <table:table-row table:style-name="ro1">
          <table:table-cell/>
          <table:table-cell table:style-name="ce10"/>
          <table:table-cell table:style-name="ce13" table:number-columns-repeated="3"/>
          <table:table-cell table:style-name="ce2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3. Mark today</text:p>
          </table:table-cell>
          <table:table-cell table:style-name="ce18" office:value-type="float" office:value="1" calcext:value-type="float">
            <text:p>1</text:p>
            <draw:control table:end-cell-address="Configuration.D16" table:end-x="0.739cm" table:end-y="0.377cm" draw:z-index="7" draw:style-name="gr2" draw:text-style-name="P1" svg:width="0.296cm" svg:height="0.3cm" svg:x="0.445cm" svg:y="0.077cm" draw:control="control8"/>
          </table:table-cell>
          <table:table-cell/>
          <table:table-cell table:style-name="ce23"/>
          <table:table-cell table:number-columns-repeated="9"/>
        </table:table-row>
        <table:table-row table:style-name="ro1">
          <table:table-cell/>
          <table:table-cell table:style-name="ce12"/>
          <table:table-cell table:style-name="ce14" table:number-columns-repeated="3"/>
          <table:table-cell table:style-name="ce24"/>
          <table:table-cell table:number-columns-repeated="9"/>
        </table:table-row>
        <table:table-row table:style-name="ro1" table:number-rows-repeated="6">
          <table:table-cell/>
          <table:table-cell table:style-name="ce9"/>
          <table:table-cell table:number-columns-repeated="13"/>
        </table:table-row>
        <table:table-row table:style-name="ro1">
          <table:table-cell/>
          <table:table-cell table:style-name="ce9"/>
          <table:table-cell table:number-columns-repeated="13"/>
        </table:table-row>
      </table:table>
      <table:named-expressions/>
      <table:database-ranges>
        <table:database-range table:name="__Anonymous_Sheet_DB__1" table:target-range-address="Dates.A1:Dates.E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date-style style:name="N107P0" style:volatile="true">
      <number:day/>
    </number:date-style>
    <number:date-style style:name="N107P1" style:volatile="true">
      <number:day/>
    </number:date-style>
    <number:number-style style:name="N107P2" style:volatile="true">
      <number:text/>
    </number:number-style>
    <number:text-style style:name="N107">
      <number:text/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date-style style:name="N108">
      <number:month number:style="long" number:textual="true"/>
      <number:text> </number:text>
      <number:year number:style="long"/>
    </number:date-style>
    <number:date-style style:name="N109">
      <number:day-of-week/>
    </number:date-style>
    <number:date-style style:name="N105">
      <number:day/>
    </number:date-style>
    <number:date-style style:name="N110">
      <number:day number:style="long"/>
    </number:date-style>
    <number:date-style style:name="N111">
      <number:day-of-week/>
      <number:text>, </number:text>
      <number:month number:textual="true"/>
      <number:text> </number:text>
      <number:day number:style="long"/>
      <number:text>  at  </number:text>
      <number:hours number:style="long"/>
      <number:text>:</number:text>
      <number:minutes number:style="long"/>
      <number:text> </number:text>
      <number:am-pm/>
    </number:date-style>
    <number:date-style style:name="N113P0" style:volatile="true">
      <number:day/>
    </number:date-style>
    <number:date-style style:name="N113P1" style:volatile="true">
      <number:day/>
    </number:date-style>
    <number:number-style style:name="N113P2" style:volatile="true">
      <number:text>"</number:text>
    </number:number-style>
    <number:text-style style:name="N113">
      <number:text>"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7P2" style:volatile="true">
      <loext:fill-character> </loext:fill-character>
      <number:text>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1P2" style:volatile="true">
      <loext:fill-character> </loext:fill-character>
      <number:text>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date-style style:name="N144">
      <number:day-of-week/>
    </number:date-style>
    <style:style style:name="Default" style:family="table-cell">
      <style:table-cell-properties fo:background-color="transparent" style:vertical-justify="auto"/>
      <style:paragraph-properties css3t:text-justify="auto"/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108">
      <style:table-cell-properties style:text-align-source="fix" style:repeat-content="false" fo:background-color="transparent" style:vertical-justify="auto"/>
      <style:paragraph-properties fo:text-align="start" css3t:text-justify="auto"/>
      <style:text-properties fo:color="#000000" style:font-name="Liberation Sans1" fo:font-family="'Liberation Sans'" style:font-style-name="Negrita" style:font-family-generic="swiss" style:font-pitch="variable" fo:font-size="18pt" fo:font-style="normal" fo:text-shadow="1pt 1pt" fo:font-weight="bold"/>
    </style:style>
    <style:style style:name="Heading1" style:family="table-cell" style:parent-style-name="Heading" style:data-style-name="N0">
      <style:table-cell-properties style:vertical-justify="auto"/>
      <style:paragraph-properties css3t:text-justify="auto"/>
    </style:style>
    <style:style style:name="Day" style:family="table-cell" style:parent-style-name="Default" style:data-style-name="N107">
      <style:table-cell-properties style:text-align-source="fix" style:repeat-content="false" fo:border="0.06pt solid #000000" style:vertical-align="top" style:vertical-justify="auto"/>
      <style:paragraph-properties fo:text-align="start" css3t:text-justify="auto" fo:margin-left="0.071cm"/>
      <style:text-properties fo:font-size="12pt" style:font-size-asian="12pt" style:font-size-complex="12pt"/>
    </style:style>
    <style:style style:name="Day_20_Out" style:display-name="Day Out" style:family="table-cell" style:parent-style-name="Default" style:data-style-name="N107">
      <style:table-cell-properties fo:border-bottom="0.06pt solid #ffffff" fo:background-color="transparent" fo:border-left="none" fo:border-right="0.06pt solid #ffffff" fo:border-top="none"/>
    </style:style>
    <style:style style:name="Weekend" style:family="table-cell" style:parent-style-name="Default" style:data-style-name="N107">
      <style:table-cell-properties fo:background-color="#ffcc00" fo:border="0.06pt solid #000000"/>
    </style:style>
    <style:style style:name="Weekday" style:family="table-cell" style:parent-style-name="Default" style:data-style-name="N109">
      <style:table-cell-properties style:text-align-source="fix" style:repeat-content="false" fo:border="0.06pt solid #000000" style:vertical-justify="auto"/>
      <style:paragraph-properties fo:text-align="center" css3t:text-justify="auto"/>
      <style:text-properties fo:font-size="12pt" fo:font-weight="bold"/>
    </style:style>
    <style:style style:name="Weekend_20_Today" style:display-name="Weekend Today" style:family="table-cell" style:parent-style-name="Weekend">
      <style:table-cell-properties fo:border="2.01pt solid #ff3333"/>
    </style:style>
    <style:style style:name="Today" style:family="table-cell" style:parent-style-name="Day">
      <style:table-cell-properties fo:border="2.01pt solid #ff3333"/>
    </style:style>
    <style:style style:name="Title" style:family="table-cell" style:parent-style-name="Heading">
      <style:table-cell-properties style:text-align-source="fix" style:repeat-content="false" fo:wrap-option="wrap" style:vertical-align="middle" style:vertical-justify="auto"/>
      <style:paragraph-properties fo:text-align="center" css3t:text-justify="auto"/>
      <style:text-properties fo:font-size="26pt" fo:language="es" fo:country="ES"/>
    </style:style>
  </office:styles>
  <office:automatic-styles>
    <style:page-layout style:name="Mpm1">
      <style:page-layout-properties fo:margin-top="2cm" fo:margin-bottom="2cm" fo:margin-left="1.499cm" fo:margin-right="1.499cm" style:shadow="none" fo:background-color="transparent" style:scale-to="38%" style:table-centering="horizontal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10:50:42.2332855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1:28:55.136217145</meta:creation-date>
    <meta:editing-duration>P0D</meta:editing-duration>
    <meta:editing-cycles>1</meta:editing-cycles>
    <meta:generator>LibreOffice/4.2.8.2$Linux_X86_64 LibreOffice_project/420m0$Build-2</meta:generator>
    <meta:document-statistic meta:table-count="3" meta:cell-count="644" meta:object-count="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Create_Calendar

	Dim aLocale as new com.sun.star.lang.Locale
	Dim sDayFormat as String, vDayFormat
	Dim sWeeFormat as String, vWeeFormat
	Dim sMonFormat as String, vMonFormat

	oDoc = ThisComponent
	oSheet = oDoc.sheets(0)

	oMonthsRange = oDoc.createInstance("com.sun.star.sheet.SheetCellRanges")
	oDaysOutRange = oDoc.createInstance("com.sun.star.sheet.SheetCellRanges")

'TODO: no funciona
	oTableCondFormat = oSheet.ConditionalFormat
	oTableCondFormat.clear()

	DayOutCondFormat = oSheet.ConditionalFormat
	HolidayCondFormat = oSheet.ConditionalFormat
	WeekEndCondFormat = oSheet.ConditionalFormat
	TodayCondFormat = oSheet.ConditionalFormat
	DayOutCondFormat.addNew( Array( _
		MakePropertyValue( "Operator", com.sun.star.sheet.ConditionOperator.FORMULA ),_
		MakePropertyValue( "Formula1", "A1=0" ), _
		MakePropertyValue( "StyleName", "Day Out" ) )
	HolidayCondFormat.addNew( Array( _
		MakePropertyValue( "Operator", com.sun.star.sheet.ConditionOperator.FORMULA ),_
		MakePropertyValue( "Formula1", "AND(NOT(AND(A1=TODAY();Configuration.$D$16));ISNUMBER(MATCH(TEXT(YEAR(A1);""0000"") &amp; ""-"" &amp; TEXT(MONTH(A1);""00"") &amp; ""-"" &amp; TEXT(DAY(A1);""00"");Dates.$A$2:$A$1096;0)))" ), _
		MakePropertyValue( "StyleName", "Weekend" ) )
	HolidayCondFormat.addNew( Array( _
		MakePropertyValue( "Operator", com.sun.star.sheet.ConditionOperator.FORMULA ),_
		MakePropertyValue( "Formula1", "AND(Configuration.$D$16;ISNUMBER(MATCH(TEXT(YEAR(A1);""0000"") &amp; ""-"" &amp; TEXT(MONTH(A1);""00"") &amp; ""-"" &amp; TEXT(DAY(A1);""00"");Dates.$A$2:$A$1096;0)))" ), _
		MakePropertyValue( "StyleName", "Weekend Today" ) )
	WeekEndCondFormat.addNew( Array( _
		MakePropertyValue( "Operator", com.sun.star.sheet.ConditionOperator.FORMULA ),_
		MakePropertyValue( "Formula1", "AND(A1&gt;0;NOT(AND(A1=TODAY();Configuration.$D$16));VLOOKUP(WEEKDAY(A1);Configuration.$C$7:$F$13;3))" ), _
		MakePropertyValue( "StyleName", "Weekend" ) )
	WeekEndCondFormat.addNew( Array( _
		MakePropertyValue( "Operator", com.sun.star.sheet.ConditionOperator.FORMULA ),_
		MakePropertyValue( "Formula1", "AND(A1&gt;0;Configuration.$D$16;VLOOKUP(WEEKDAY(A1);Configuration.$C$7:$F$13;3))" ), _
		MakePropertyValue( "StyleName", "Weekend Today" ) )
	TodayCondFormat.addNew( Array( _
		MakePropertyValue( "Operator", com.sun.star.sheet.ConditionOperator.FORMULA ),_
		MakePropertyValue( "Formula1", "AND(Configuration.$D$16;A1=TODAY())" ), _
		MakePropertyValue( "StyleName", "Today" ) )

	oBoCConv = oDoc.createInstance("com.sun.star.table.CellAddressConversion")
	oBoMConv = oDoc.createInstance("com.sun.star.table.CellAddressConversion")
	oBoWConv = oDoc.createInstance("com.sun.star.table.CellAddressConversion")
	oWDConv = oDoc.createInstance("com.sun.star.table.CellAddressConversion")
	oPDConv = oDoc.createInstance("com.sun.star.table.CellAddressConversion")

	'Formato numerico para celda de dia
	sDayFormat = "[&gt;0]D;[&lt;0]D;"""";"""""
	vDayFormat = oDoc.NumberFormats.queryKey( sDayFormat, aLocale, TRUE )
	If ( vDayFormat = -1 ) Then
		vDayFormat = oDoc.NumberFormats.addNew( sDayFormat, aLocale )
	End If

	'Formato numerico para dia de la semana
	sWeeFormat = "DDD"
	vWeeFormat = oDoc.NumberFormats.queryKey( sWeeFormat, aLocale, TRUE )
	If ( vWeeFormat = -1 ) Then
		vWeeFormat = oDoc.NumberFormats.addNew( sWeeFormat, aLocale )
	End If

	'Formato numerico para celda de mes
	sMonFormat = "MMMM AAAA"
	vMonFormat = oDoc.NumberFormats.queryKey( sMonFormat, aLocale, TRUE )
	If ( vMonFormat = -1 ) Then
		vMonFormat = oDoc.NumberFormats.addNew( sMonFormat, aLocale )
	End If

	imax = 4        'Divisor de 12, agrupacion de meses
	Const kmax = 6	'FIJO: numero máximo de semanas en las que se puede distribuir el mes
	Const lmax = 7  'FIJO: numero de dias de la semana

	origx = 1		'Columna del primer mes (A = 0, B= 1, ...)
	origy = 3		'Fila del primer mes (Primera fila = 0, Segunda fila = 1, ...)

	oTitleRange = oSheet.getCellRangeByPosition(origx,origy-2,_
													origx+(12/imax)*(lmax+1)-2,origy-2)
	oTitleRange.Merge(True)
	oTitleRange.CellStyle = "Title"

	oBoCCell = oSheet.getCellByPosition(origx, origy)
	oBoCConv.Address = oBoCCell.getCellAddress
	Formula = "=DATE(YEAR(TODAY());MONTH(TODAY());1)"
	oBoCCell.setFormula(Formula)

	oBoWRange = oSheet.getCellRangeByPosition(origx, origy+2,_
												origx+kmax, origy+2)
	oBoWRangeAddr = oBoWRange.getRangeAddress()
	oBoWRangeConv = prettyRangeAddressName(oBoWRangeAddr)

	oBoWCell = oSheet.getCellByPosition(origx, origy+2)
	oBoWConv.Address = oBoWCell.getCellAddress
	Formula = "=VLOOKUP(Configuration.$D$3;Configuration.$D$7:$F$13;3;0)"
	oBoWCell.setFormula(Formula)

	For i = 1 to imax					'LOOP Trimestre
		For j = 1 to (12 / imax)		'LOOP Mes

			'Cell with value of beginning of month (TITLE OF MONTH)
			oBoMCell = oSheet.getCellByPosition(origx+(j-1)*(lmax+1),_
												origy+i*(kmax+4)-(kmax+1)-3)
			oBoMConv.Address = oBoMCell.getCellAddress

			If i &lt;&gt; 1 or j &lt;&gt; 1 Then
				Formula = "=DATE(YEAR(" + oBoCConv.UserInterfaceRepresentation + _
							");MONTH(" + oBoCConv.UserInterfaceRepresentation + _
							")+" + STR(12/imax*(i-1)+(j-1)) + ";1"
				oBoMCell.setFormula(Formula)
			End If

			oBoMRange = oSheet.getCellRangeByPosition(origx+(j-1)*(lmax+1),origy+i*(kmax+4)-(kmax+1)-3,_
														(origx+6)+(j-1)*(lmax+1),origy+i*(kmax+4)-(kmax+1)-3)
			oBoMRange.Merge(True)
			'oBoMCell.NumberFormat = vMonFormat
			oBoMRange.CellStyle = "Encabezado"

			'ConditionalFormat (Saturdays and Sundays on orange) for all cells of month
			oMonthRange = oSheet.getCellRangeByPosition(origx+(j-1)*(lmax+1),_
														origy+i*(kmax+4)-(kmax+1),_
														origx+(j-1)*(lmax+1)+(lmax-1),_
														origy+i*(kmax+4)-(kmax+1)+(kmax-1))
			oMonthsRange.addRangeAddress(oMonthRange.RangeAddress, False)

			'Dias de la semana
			oWeekdayRange = oSheet.getCellRangeByPosition(origx+(j-1)*(lmax+1),_
															origy+i*(kmax+4)-(kmax+1)-1,_
															origx+(j-1)*(lmax+1)+(lmax-1),_
															origy+i*(kmax+4)-(kmax+1)-1)
			oWeekdayRange.CellStyle = "Weekday"
			If i&lt;&gt;1 or j&lt;&gt;1 Then
				Formula = "=" + oBoWRangeConv
				oWeekdayRange.setArrayFormula(Formula)
			Else
				For m = 2 to lmax
					oWeekdayCell = oSheet.getCellByPosition((origx+m-1)+(j-1)*(lmax+1),_
																origy+i*(kmax+4)-(kmax+1)-1)
					Formula = "=" + oBoWConv.UserInterfaceRepresentation + "+" + STR(m-1)
					oWeekdayCell.setFormula(Formula)
				Next m
			End If

			For k = 1 to kmax			'LOOP Semana
				If j = 1 Then
					oRow = oSheet.getRows.getByIndex((origy+k-1)+i*(kmax+4)-(kmax+1))
					oRow.height = .61*2*1000
				End If

				'ConditionalFormat (Days out of month)
				If k = 1 or k &gt; 4 Then
					oWeekRange = oSheet.getCellRangeByPosition(origx+(j-1)*(lmax+1),_
																(origy+(k-1))+i*(kmax+4)-(kmax+1),_
																origx+(j-1)*(lmax+1)+(lmax-1),_
																(origy+(k-1))+i*(kmax+4)-(kmax+1))
					oDaysOutRange.addRangeAddress(oWeekRange.RangeAddress,False)
				End If

				For l = 1 to lmax		'LOOP Dia
					If i = 1 and k = 1 then
						oColumn = oSheet.getColumns.getByIndex((origx+l-1)+(j-1)*(lmax+1))
						oColumn.width = 1.79*1000
					End If

					'Cell with value of WeekDay
					oWDCell = oSheet.getCellByPosition((origx+l-1)+(j-1)*(lmax+1),_
														origy+i*(kmax+4)-(kmax+1)-1)
					oWDConv.Address = oWDCell.getCellAddress

					'Cell with value of day
					oCell = oSheet.getCellByPosition((origx+l-1)+(j-1)*(lmax+1),_
														(origy+k-1)+i*(kmax+4)-(kmax+1))

					'Cell with value of previous day
					If l = 1 Then
						oPDCell = oSheet.getCellByPosition((origx+l-1)+(j-1)*(lmax+1)+6,_
															(origy+k-1)+i*(kmax+4)-(kmax+1)-1)
					Else
						oPDCell = oSheet.getCellByPosition((origx+l-1)+(j-1)*(lmax+1)-1,_
															(origy+k-1)+i*(kmax+4)-(kmax+1))
					End If
					oPDConv.Address = oPDCell.getCellAddress

					If k = 1 Then
						Formula = "=(WEEKDAY(" + oBoMConv.UserInterfaceRepresentation + ")=WEEKDAY(" _
									+ oWDConv.UserInterfaceRepresentation + "))*" + oBoMConv.UserInterfaceRepresentation
						If l &gt; 1 Then
							Formula = Formula + "+(" + oPDConv.UserInterfaceRepresentation + _
												"&gt;0)+" + oPDConv.UserInterfaceRepresentation
						End If
					ElseIf (k &gt; 1 and k &lt; 5) Then
						Formula = "=+" + oPDConv.UserInterfaceRepresentation + "+1"
					Else
						Formula = "=(AND(" + oPDConv.UserInterfaceRepresentation + _
									";MONTH(" + oPDConv.UserInterfaceRepresentation + _
									"+1)=MONTH(" + oBoMConv.UserInterfaceRepresentation + _
									")))*(" + oPDConv.UserInterfaceRepresentation + "+1)"
					End If

					oCell.setFormula(Formula)

				Next l
			Next k
		Next j
	Next i

	oMonthsRange.setPropertyValue("ConditionalFormat", WeekEndCondFormat)
	oMonthsRange.setPropertyValue("ConditionalFormat", HolidayCondFormat)
	oMonthsRange.setPropertyValue("ConditionalFormat", TodayCondFormat)
	oMonthsRange.CellStyle = "Day"

	oDaysOutRange.setPropertyValue("ConditionalFormat", DayOutCondFormat)

End Sub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

Function AddressString(iSheet As Long, iCol As Long, iRow As Long, bWwithSheet As Boolean)
	Dim s$
	iCol = iCol + 1
	Do
		iCol = iCol - 1
		s = CHR$((iCol MOD 26) + 65) &amp; s
		iCol = iCol \ 26 - 1
	Loop Until iCol &lt; 0
	If bWwithSheet  Then
		AddressString = "Sheet" &amp; CStr(iSheet + 1)  &amp; "." &amp; s &amp; CStr(iRow + 1)
	Else
		AddressString = s &amp; CStr(iRow + 1)
	End If
End Function

Function prettyRangeAddressName(oRangeAddr)
	'Use:
	'Dim oRangeAddr As New com.sun.star.table.CellAddress
	'oRangeAddr = oRange.getRangeAddress()
	'prettyRangeAddressName(oRangeAddr)

	Dim s1$, s2$

	s1 = AddressString(oRangeAddr.Sheet, oRangeAddr.StartColumn, oRangeAddr.StartRow, False)
	s2 = AddressString(oRangeAddr.Sheet, oRangeAddr.EndColumn, oRangeAddr.EndRow, False)
	prettyRangeAddressName = s1 &amp; ":" &amp; s2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